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201000001B1000000A15A04208DF840F61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1" svg:font-family="+mn-lt"/>
    <style:font-face style:name="Calibri2" svg:font-family="Calibri"/>
    <style:font-face style:name="Simplon BP Regular1" svg:font-family="'Simplon BP Regular'"/>
    <style:font-face style:name="Simplon Oi Headline1" svg:font-family="'Simplon Oi Headline'"/>
    <style:font-face style:name="Calibri1" svg:font-family="Calibri" style:font-family-generic="modern"/>
    <style:font-face style:name="Exo 21" svg:font-family="'Exo 2'" style:font-family-generic="modern"/>
    <style:font-face style:name="Exo 2 Medium" svg:font-family="'Exo 2 Medium'" style:font-family-generic="modern"/>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 svg:font-family="'DejaVu Sans'" style:font-pitch="variable"/>
    <style:font-face style:name="Exo 2 Medium2" svg:font-family="'Exo 2 Medium'"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Simplon BP Regular" svg:font-family="'Simplon BP Regular'" style:font-pitch="variable"/>
    <style:font-face style:name="Simplon Oi Headline" svg:font-family="'Simplon Oi Headline'" style:font-pitch="variable"/>
    <style:font-face style:name="Exo 2" svg:font-family="'Exo 2'" style:font-family-generic="modern" style:font-pitch="variable"/>
    <style:font-face style:name="Exo 2 Medium1" svg:font-family="'Exo 2 Medium'"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35cm" svg:stroke-color="#808080" svg:stroke-linecap="butt" draw:fill="none" draw:textarea-vertical-align="top" draw:auto-grow-height="false" draw:fit-to-size="false" style:shrink-to-fit="false" fo:min-height="0cm" fo:min-width="0cm" fo:padding-top="0.294cm" fo:padding-bottom="0.125cm" fo:padding-left="0.25cm" fo:padding-right="0.25cm" fo:wrap-option="wrap"/>
    </style:style>
    <style:style style:name="gr4" style:family="graphic" style:parent-style-name="standard">
      <style:graphic-properties draw:stroke="none" svg:stroke-width="0.035cm" svg:stroke-linecap="butt" draw:fill="none" draw:textarea-vertical-align="bottom" draw:auto-grow-height="false" draw:fit-to-size="false" style:shrink-to-fit="false" fo:min-height="0cm" fo:min-width="0cm" fo:padding-top="0.147cm" fo:padding-bottom="0cm" fo:padding-left="0.147cm" fo:padding-right="0.147cm" fo:wrap-option="no-wrap"/>
      <style:paragraph-properties style:writing-mode="lr-tb"/>
    </style:style>
    <style:style style:name="gr5" style:family="graphic" style:parent-style-name="standard">
      <style:graphic-properties draw:stroke="solid" svg:stroke-width="0.035cm" svg:stroke-color="#9bbb59" svg:stroke-linecap="butt" draw:fill="solid" draw:fill-color="#d9d9d9" draw:textarea-vertical-align="middle" draw:auto-grow-height="false" draw:fit-to-size="false" style:shrink-to-fit="false" fo:min-height="0cm" fo:min-width="0cm" fo:padding-top="0.147cm" fo:padding-bottom="0.125cm" fo:padding-left="0.147cm" fo:padding-right="0.147cm" fo:wrap-option="no-wrap"/>
    </style:style>
    <style:style style:name="gr6" style:family="graphic" style:parent-style-name="standard">
      <style:graphic-properties draw:stroke="none" svg:stroke-width="0cm" draw:fill="solid" draw:fill-color="#d9d9d9" draw:textarea-vertical-align="middle" draw:auto-grow-height="false" draw:fit-to-size="false" style:shrink-to-fit="false" fo:min-height="0cm" fo:min-width="0cm" fo:padding-top="0.187cm" fo:padding-bottom="0.187cm" fo:padding-left="0.373cm" fo:padding-right="0.373cm" fo:wrap-option="wrap"/>
      <style:paragraph-properties style:writing-mode="lr-tb"/>
    </style:style>
    <style:style style:name="gr7" style:family="graphic" style:parent-style-name="standard">
      <style:graphic-properties draw:stroke="solid" svg:stroke-width="0.035cm" svg:stroke-color="#808080" svg:stroke-linecap="butt" draw:fill="none" draw:textarea-vertical-align="top" draw:auto-grow-height="false" draw:fit-to-size="false" style:shrink-to-fit="false" fo:min-height="0cm" fo:min-width="0cm" fo:padding-top="0.294cm" fo:padding-bottom="0.125cm" fo:padding-left="0.25cm" fo:padding-right="0.25cm" fo:wrap-option="wrap"/>
      <style:paragraph-properties style:writing-mode="lr-tb"/>
    </style:style>
    <style:style style:name="gr8" style:family="graphic" style:parent-style-name="standard">
      <style:graphic-properties draw:stroke="solid" svg:stroke-width="0.018cm" svg:stroke-color="#bfbfbf"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35cm" svg:stroke-linecap="butt" draw:fill="solid" draw:fill-color="#ffffff" draw:textarea-vertical-align="bottom" draw:auto-grow-height="false" draw:fit-to-size="false" style:shrink-to-fit="false" fo:min-height="0cm" fo:min-width="0cm" fo:padding-top="0.147cm" fo:padding-bottom="0cm" fo:padding-left="0.147cm" fo:padding-right="0.147cm" fo:wrap-option="no-wrap"/>
      <style:paragraph-properties style:writing-mode="lr-tb"/>
    </style:style>
    <style:style style:name="gr10" style:family="graphic" style:parent-style-name="standard">
      <style:graphic-properties draw:stroke="solid" svg:stroke-width="0.035cm" svg:stroke-color="#9bbb59" svg:stroke-linecap="butt" draw:fill="solid" draw:fill-color="#1bcf13" draw:textarea-vertical-align="middle" draw:auto-grow-height="false" draw:fit-to-size="false" style:shrink-to-fit="false" fo:min-height="0cm" fo:min-width="0cm" fo:padding-top="0.147cm" fo:padding-bottom="0.125cm" fo:padding-left="0.147cm" fo:padding-right="0.147cm" fo:wrap-option="no-wrap"/>
    </style:style>
    <style:style style:name="gr11" style:family="graphic" style:parent-style-name="standard">
      <style:graphic-properties draw:stroke="solid" svg:stroke-width="0.035cm" svg:stroke-color="#9bbb59" svg:stroke-linecap="butt" draw:fill="solid" draw:fill-color="#ffc000" draw:textarea-vertical-align="middle" draw:auto-grow-height="false" draw:fit-to-size="false" style:shrink-to-fit="false" fo:min-height="0cm" fo:min-width="0cm" fo:padding-top="0.147cm" fo:padding-bottom="0.125cm" fo:padding-left="0.147cm" fo:padding-right="0.147cm" fo:wrap-option="no-wrap"/>
    </style:style>
    <style:style style:name="gr12" style:family="graphic" style:parent-style-name="standard">
      <style:graphic-properties draw:stroke="solid" svg:stroke-width="0.035cm" svg:stroke-color="#9bbb59" svg:stroke-linecap="butt" draw:fill="solid" draw:fill-color="#1bcf13" draw:textarea-vertical-align="middle" draw:auto-grow-height="false" draw:fit-to-size="false" style:shrink-to-fit="false" fo:min-height="0.131cm" fo:min-width="0cm" fo:padding-top="0.147cm" fo:padding-bottom="0.125cm" fo:padding-left="0.147cm" fo:padding-right="0.147cm" fo:wrap-option="no-wrap"/>
    </style:style>
    <style:style style:name="gr13" style:family="graphic" style:parent-style-name="standard">
      <style:graphic-properties draw:stroke="solid" svg:stroke-width="0.035cm" svg:stroke-color="#9bbb59" svg:stroke-linecap="butt" draw:fill="solid" draw:fill-color="#ff972f" draw:textarea-vertical-align="middle" draw:auto-grow-height="false" draw:fit-to-size="false" style:shrink-to-fit="false" fo:min-height="0cm" fo:min-width="0cm" fo:padding-top="0.147cm" fo:padding-bottom="0.125cm" fo:padding-left="0.147cm" fo:padding-right="0.147cm" fo:wrap-option="no-wrap"/>
    </style:style>
    <style:style style:name="pr1" style:family="presentation" style:parent-style-name="Capa_20_com_20_título_20_e_20_Subtítulo-outline1">
      <style:graphic-properties draw:stroke="none" svg:stroke-width="0cm" draw:fill="none" draw:textarea-vertical-align="bottom" draw:auto-grow-height="false" draw:fit-to-size="false" style:shrink-to-fit="false" fo:min-height="11.931cm" fo:padding-top="0.125cm" fo:padding-bottom="0.125cm" fo:padding-left="0.25cm" fo:padding-right="0.25cm" fo:wrap-option="wrap"/>
      <style:paragraph-properties style:writing-mode="lr-tb"/>
    </style:style>
    <style:style style:name="pr2" style:family="presentation" style:parent-style-name="Capa_20_com_20_título_20_e_20_Subtítulo-outline1">
      <style:graphic-properties draw:stroke="none" svg:stroke-width="0cm" draw:fill="none" draw:textarea-vertical-align="top" draw:auto-grow-height="false" draw:fit-to-size="false" style:shrink-to-fit="false" fo:min-height="11.931cm" fo:padding-top="0.125cm" fo:padding-bottom="0.125cm" fo:padding-left="0.25cm" fo:padding-right="0.25cm" fo:wrap-option="wrap"/>
      <style:paragraph-properties style:writing-mode="lr-tb"/>
    </style:style>
    <style:style style:name="pr3" style:family="presentation" style:parent-style-name="Capa_20_com_20_título_20_e_20_Subtítulo-notes" style:list-style-name="L10">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4" style:family="presentation" style:parent-style-name="Capa_20_com_20_título_20_e_20_Subtítul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5" style:family="presentation" style:parent-style-name="Verde-titulo-title">
      <style:graphic-properties draw:stroke="none" svg:stroke-width="0cm" draw:fill="none" draw:textarea-vertical-align="top" draw:auto-grow-height="false" draw:fit-to-size="false" style:shrink-to-fit="false" fo:min-height="3.507cm" fo:padding-top="0cm" fo:padding-bottom="0cm" fo:padding-left="0.294cm" fo:padding-right="0.294cm" fo:wrap-option="wrap"/>
      <style:paragraph-properties style:writing-mode="lr-tb"/>
    </style:style>
    <style:style style:name="pr6" style:family="presentation" style:parent-style-name="Verde-titulo-notes" style:list-style-name="L10">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7" style:family="presentation" style:parent-style-name="Verde-titulo-backgroundobjects">
      <style:graphic-properties draw:stroke="none" svg:stroke-width="0cm"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8" style:family="presentation" style:parent-style-name="Verde-titulo-notes" style:list-style-name="L10">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9" style:family="presentation" style:parent-style-name="Verde-titulo-notes" style:list-style-name="L10">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Verde-titulo-notes" style:list-style-name="L10">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Verde-titulo-notes" style:list-style-name="L10">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co1" style:family="table-column">
      <style:table-column-properties style:column-width="11.579cm" style:use-optimal-column-width="false"/>
    </style:style>
    <style:style style:name="ro1" style:family="table-row">
      <style:table-row-properties style:row-height="0cm" style:use-optimal-row-height="true"/>
    </style:style>
    <style:style style:name="ce1" style:family="table-cell">
      <loext:graphic-properties draw:fill="none" draw:textarea-vertical-align="top" fo:padding-top="0.127cm" fo:padding-bottom="0.127cm" fo:padding-left="0.254cm" fo:padding-right="0.254cm"/>
      <style:paragraph-properties fo:border="none"/>
    </style:style>
    <style:style style:name="P1"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center" style:font-independent-line-spacing="true"/>
      <style:text-properties fo:font-size="30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center" style:font-independent-line-spacing="true"/>
      <style:text-properties fo:font-size="20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center" style:font-independent-line-spacing="true"/>
      <style:text-properties fo:font-size="21pt"/>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9" style:family="paragraph">
      <loext:graphic-properties draw:fill="none" draw:fill-color="#ffffff"/>
      <style:paragraph-properties fo:text-align="center" style:font-independent-line-spacing="true"/>
      <style:text-properties fo:font-size="13pt" style:font-size-asian="14pt" style:font-size-complex="14pt"/>
    </style:style>
    <style:style style:name="P10" style:family="paragraph">
      <style:paragraph-properties fo:margin-top="0cm" fo:margin-bottom="0.311cm" fo:line-height="100%" fo:text-align="start" style:punctuation-wrap="hanging" style:writing-mode="lr-tb"/>
      <style:text-properties fo:hyphenate="false"/>
    </style:style>
    <style:style style:name="P11" style:family="paragraph">
      <loext:graphic-properties draw:fill="none"/>
      <style:paragraph-properties fo:text-align="center" style:font-independent-line-spacing="true"/>
      <style:text-properties fo:font-size="50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none"/>
      <style:paragraph-properties fo:text-align="center" style:font-independent-line-spacing="true"/>
      <style:text-properties fo:font-size="10pt"/>
    </style:style>
    <style:style style:name="P14" style:family="paragraph">
      <loext:graphic-properties draw:fill="solid" draw:fill-color="#d9d9d9"/>
      <style:paragraph-properties fo:text-align="center" style:font-independent-line-spacing="true"/>
      <style:text-properties fo:font-size="21pt"/>
    </style:style>
    <style:style style:name="P15" style:family="paragraph">
      <style:paragraph-properties fo:margin-left="0cm" fo:margin-right="0cm" fo:margin-top="0cm" fo:margin-bottom="0cm" fo:line-height="100%" fo:text-align="start" fo:text-indent="0cm" style:punctuation-wrap="hanging" style:writing-mode="lr-tb"/>
      <style:text-properties fo:font-size="21pt" fo:hyphenate="false"/>
    </style:style>
    <style:style style:name="P16" style:family="paragraph">
      <loext:graphic-properties draw:fill="solid" draw:fill-color="#ffffff"/>
      <style:paragraph-properties fo:text-align="center" style:font-independent-line-spacing="true"/>
      <style:text-properties fo:font-size="10pt"/>
    </style:style>
    <style:style style:name="P17" style:family="paragraph">
      <loext:graphic-properties draw:fill="solid" draw:fill-color="#1bcf13"/>
      <style:paragraph-properties fo:text-align="center" style:font-independent-line-spacing="true"/>
      <style:text-properties fo:font-size="21pt"/>
    </style:style>
    <style:style style:name="P18" style:family="paragraph">
      <loext:graphic-properties draw:fill="solid" draw:fill-color="#ffc000"/>
      <style:paragraph-properties fo:text-align="center" style:font-independent-line-spacing="true"/>
      <style:text-properties fo:font-size="21pt"/>
    </style:style>
    <style:style style:name="P19" style:family="paragraph">
      <loext:graphic-properties draw:fill="solid" draw:fill-color="#ff972f"/>
      <style:paragraph-properties fo:text-align="center" style:font-independent-line-spacing="true"/>
      <style:text-properties fo:font-size="21pt"/>
    </style:style>
    <style:style style:name="T1" style:family="text">
      <style:text-properties fo:font-variant="normal" fo:text-transform="none" fo:color="#32b9cd" style:text-line-through-style="none" style:text-line-through-type="none" style:text-position="0% 100%" style:font-name="Exo 2" fo:font-size="30pt" fo:letter-spacing="normal" fo:language="pt" fo:country="BR" fo:font-style="normal" style:text-underline-style="none" fo:font-weight="bold" style:font-size-asian="30pt" style:font-style-asian="normal" style:font-weight-asian="bold" style:font-size-complex="30pt" style:font-style-complex="normal" style:font-weight-complex="bold"/>
    </style:style>
    <style:style style:name="T2" style:family="text">
      <style:text-properties fo:font-variant="normal" fo:text-transform="none" fo:color="#ffffff" style:text-line-through-style="none" style:text-line-through-type="none" style:text-position="0% 100%" style:font-name="Exo 2"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2" fo:font-size="21pt" fo:letter-spacing="normal" fo:language="pt" fo:country="BR" fo:font-style="normal" style:text-underline-style="none" fo:font-weight="normal" style:font-size-asian="21pt" style:font-style-asian="normal" style:font-weight-asian="normal" style:font-size-complex="2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3pt" fo:letter-spacing="normal" fo:language="pt" fo:country="BR" fo:font-style="normal" style:text-underline-style="none" fo:font-weight="normal" style:font-name-asian="+mn-ea1" style:font-size-asian="13pt" style:font-style-asian="normal" style:font-weight-asian="normal" style:font-name-complex="+mn-cs1" style:font-size-complex="1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Exo 2 Medium1" fo:font-size="26.5pt" fo:letter-spacing="normal" fo:language="en" fo:country="US" fo:font-style="normal" style:text-underline-style="none" fo:font-weight="normal" style:font-size-asian="26.5pt" style:font-style-asian="normal" style:font-weight-asian="normal" style:font-name-complex="Simplon Oi Headline1" style:font-size-complex="26.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Exo 2 Medium1" fo:font-size="11.8000001907349pt" fo:letter-spacing="normal" fo:language="pt" fo:country="BR" fo:font-style="normal" style:text-underline-style="none" fo:font-weight="normal" style:font-size-asian="11.8000001907349pt" style:font-style-asian="normal" style:font-weight-asian="normal" style:font-name-complex="Simplon BP Regular1" style:font-size-complex="11.800000190734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Exo 2 Medium1" fo:font-size="11.8000001907349pt" fo:letter-spacing="normal" fo:language="en" fo:country="US" fo:font-style="normal" style:text-underline-style="none" fo:font-weight="normal" style:font-size-asian="11.8000001907349pt" style:font-style-asian="normal" style:font-weight-asian="normal" style:font-name-complex="Simplon BP Regular1" style:font-size-complex="11.800000190734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Exo 2 Medium1" fo:font-size="15.5pt" fo:letter-spacing="normal" fo:language="en" fo:country="US" fo:font-style="normal" style:text-underline-style="none" fo:font-weight="normal" style:font-name-asian="Simplon Oi Headline1" style:font-size-asian="15.5pt" style:font-style-asian="normal" style:font-weight-asian="normal" style:font-name-complex="Simplon Oi Headline1" style:font-size-complex="15.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Exo 2 Medium1" fo:font-size="15.5pt" fo:letter-spacing="normal" fo:language="pt" fo:country="BR" fo:font-style="normal" style:text-underline-style="none" fo:font-weight="normal" style:font-name-asian="Simplon Oi Headline1" style:font-size-asian="15.5pt" style:font-style-asian="normal" style:font-weight-asian="normal" style:font-name-complex="Simplon Oi Headline1" style:font-size-complex="15.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Exo 2 Medium1" fo:font-size="13.3000001907349pt" fo:letter-spacing="normal" fo:language="pt" fo:country="BR" fo:font-style="normal" style:text-underline-style="none" fo:font-weight="bold" style:font-size-asian="13.3000001907349pt" style:font-style-asian="normal" style:font-weight-asian="bold" style:font-name-complex="Simplon BP Regular1" style:font-size-complex="13.3000001907349pt" style:font-style-complex="normal" style:font-weight-complex="bold"/>
    </style:style>
    <style:style style:name="T11" style:family="text">
      <style:text-properties fo:font-variant="normal" fo:text-transform="none" fo:color="#000000" style:text-line-through-style="none" style:text-line-through-type="none" style:text-position="0% 100%" style:font-name="Exo 2 Medium1" fo:font-size="13.1999998092651pt" fo:letter-spacing="normal" fo:language="pt" fo:country="BR" fo:font-style="normal" style:text-underline-style="none" fo:font-weight="bold" style:font-size-asian="13.1999998092651pt" style:font-style-asian="normal" style:font-weight-asian="bold" style:font-name-complex="Simplon BP Regular1" style:font-size-complex="13.1999998092651pt" style:font-style-complex="normal" style:font-weight-complex="bold"/>
    </style:style>
    <style:style style:name="T12" style:family="text">
      <style:text-properties fo:font-variant="normal" fo:text-transform="none" fo:color="#000000" style:text-line-through-style="none" style:text-line-through-type="none" style:text-position="0% 100%" style:font-name="Exo 2 Medium1" fo:font-size="11pt" fo:letter-spacing="normal" fo:language="pt" fo:country="BR" fo:font-style="normal" style:text-underline-style="none" fo:font-weight="normal" style:font-size-asian="11pt" style:font-style-asian="normal" style:font-weight-asian="normal" style:font-name-complex="Simplon BP Regular1"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Exo 2 Medium1" fo:font-size="11pt" fo:letter-spacing="normal" fo:language="pt" fo:country="BR" fo:font-style="normal" style:text-underline-style="none" fo:font-weight="bold" style:font-size-asian="11pt" style:font-style-asian="normal" style:font-weight-asian="bold" style:font-name-complex="Simplon BP Regular1" style:font-size-complex="11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2" fo:font-size="11pt" fo:letter-spacing="normal" fo:language="pt" fo:country="BR" fo:font-style="normal" style:text-underline-style="none" fo:font-weight="normal" style:font-size-asian="11pt" style:font-style-asian="normal" style:font-weight-asian="normal" style:font-name-complex="Simplon BP Regular1"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Exo 2 Medium1" fo:font-size="12pt" fo:letter-spacing="normal" fo:language="pt" fo:country="BR" fo:font-style="normal" style:text-underline-style="none" fo:font-weight="bold" style:font-size-asian="12pt" style:font-style-asian="normal" style:font-weight-asian="bold" style:font-name-complex="Simplon BP Regular1" style:font-size-complex="12pt" style:font-style-complex="normal" style:font-weight-complex="bold"/>
    </style:style>
    <style:style style:name="T16" style:family="text">
      <style:text-properties fo:font-variant="normal" fo:text-transform="none" fo:color="#000000" style:text-line-through-style="none" style:text-line-through-type="none" style:text-position="0% 100%" style:font-name="Exo 2 Medium1" fo:font-size="14pt" fo:letter-spacing="normal" fo:language="pt" fo:country="BR" fo:font-style="normal" style:text-underline-style="none" fo:font-weight="bold" style:font-size-asian="14pt" style:font-style-asian="normal" style:font-weight-asian="bold" style:font-name-complex="Simplon BP Regular1" style:font-size-complex="14pt" style:font-style-complex="normal" style:font-weight-complex="bold"/>
    </style:style>
    <text:list-style style:name="L1">
      <text:list-level-style-number text:level="1" style:num-format="">
        <style:list-level-properties text:space-before="0.3cm" text:min-label-width="0.9cm"/>
        <style:text-properties fo:color="#32b9c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99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99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pa_20_com_20_título_20_e_20_Subtítulo">
        <draw:frame draw:name="Espaço Reservado para Texto 1" presentation:style-name="pr1" draw:text-style-name="P2" draw:layer="layout" svg:width="12.821cm" svg:height="7.804cm" svg:x="22.599cm" svg:y="3.901cm" presentation:class="outline" presentation:user-transformed="true">
          <draw:text-box>
            <text:p text:style-name="P1"><text:span text:style-name="T1">Reunião Semanal </text:span></text:p>
          </draw:text-box>
        </draw:frame>
        <draw:frame draw:name="Espaço Reservado para Texto 3" presentation:style-name="pr2" draw:text-style-name="P4" draw:layer="layout" svg:width="12.821cm" svg:height="7.804cm" svg:x="22.599cm" svg:y="11.702cm" presentation:class="outline" presentation:user-transformed="true">
          <draw:text-box>
            <text:p text:style-name="P3"><text:span text:style-name="T2">Status Report do Projeto </text:span></text:p>
            <text:p text:style-name="P3"><text:span text:style-name="T2"><text:s/></text:span><text:span text:style-name="T2">Plataforma de Cursos</text:span></text:p>
            <text:p text:style-name="P3"><text:span text:style-name="T2">Data: <text:s/>18/08/2021</text:span></text:p>
            <text:p text:style-name="P3"><text:span text:style-name="T2">Grupo 4 / Plataforma de Cursos</text:span></text:p>
            <text:p text:style-name="P3"><text:span text:style-name="T2">Professor.: Leonardo Marques</text:span></text:p>
            <text:p text:style-name="P3"><text:span text:style-name="T2"/></text:p>
          </draw:text-box>
        </draw:frame>
        <draw:custom-shape draw:name="CaixaDeTexto 5" draw:style-name="gr1" draw:text-style-name="P6" draw:layer="layout" svg:width="11.6cm" svg:height="6.474cm" svg:x="4.269cm" svg:y="6.901cm">
          <text:p text:style-name="P5"><text:span text:style-name="T3">Carlos Mascena </text:span></text:p>
          <text:p text:style-name="P5"><text:span text:style-name="T3">Kauê Volpe</text:span></text:p>
          <text:p text:style-name="P5"><text:span text:style-name="T3">Jorge Uliam</text:span></text:p>
          <text:p text:style-name="P5"><text:span text:style-name="T3">Samuel Lopes</text:span></text:p>
          <text:p text:style-name="P5"><text:span text:style-name="T3">Pedro Duó</text:span></text:p>
          <text:p text:style-name="P5"><text:span text:style-name="T3">Winicius Silva</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2" draw:layer="layout" svg:width="18.948cm" svg:height="10.657cm" svg:x="0.392cm" svg:y="2.134cm" draw:page-number="1" presentation:class="page"/>
          <draw:frame draw:name="Espaço Reservado para Anotações 2" presentation:style-name="pr3" draw:text-style-name="P7" draw:layer="layout" svg:width="15.786cm" svg:height="12.792cm" svg:x="1.973cm" svg:y="13.504cm" presentation:class="notes" presentation:placeholder="true" presentation:user-transformed="true">
            <draw:text-box/>
          </draw:frame>
          <draw:frame draw:name="Espaço Reservado para Número de Slide 3" presentation:style-name="pr4" draw:text-style-name="P9" draw:layer="layout" svg:width="8.55cm" svg:height="1.42cm" svg:x="11.178cm" svg:y="27.003cm" presentation:class="page-number" presentation:user-transformed="true">
            <draw:text-box>
              <text:p text:style-name="P8"><text:span text:style-name="T4"><text:page-number>&lt;número&gt;</text:page-number></text:span></text:p>
            </draw:text-box>
          </draw:frame>
        </presentation:notes>
      </draw:page>
      <draw:page draw:name="SEMANA 1 - 18/08/2021" draw:style-name="dp1" draw:master-page-name="Verde-titulo">
        <draw:custom-shape draw:name="Rectangle 42" draw:style-name="gr3" draw:text-style-name="P6" draw:layer="layout" svg:width="17.248cm" svg:height="6.21cm" svg:x="18.902cm" svg:y="3.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5" draw:text-style-name="P11" draw:layer="layout" svg:width="33.605cm" svg:height="2.222cm" svg:x="1.305cm" svg:y="0.515cm" presentation:class="title" presentation:user-transformed="true">
          <draw:text-box>
            <text:p text:style-name="P10"><text:span text:style-name="T5">SEMANA 1 - 18/08/2021</text:span></text:p>
          </draw:text-box>
        </draw:frame>
        <draw:custom-shape draw:name="TextBox 118" draw:style-name="gr4" draw:text-style-name="P13" draw:layer="layout" svg:width="2.498cm" svg:height="0.499cm" svg:x="32.841cm" svg:y="1.601cm">
          <text:p text:style-name="P12"><text:span text:style-name="T6">Negó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0" draw:style-name="gr5" draw:text-style-name="P14" draw:layer="layout" svg:width="0.586cm" svg:height="0.587cm" svg:x="31.094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3" draw:style-name="gr4" draw:text-style-name="P13" draw:layer="layout" svg:width="2.498cm" svg:height="0.499cm" svg:x="30.146cm" svg:y="1.601cm">
          <text:p text:style-name="P12"><text:span text:style-name="T6">Plata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8" draw:style-name="gr4" draw:text-style-name="P13" draw:layer="layout" svg:width="2.498cm" svg:height="0.499cm" svg:x="27.373cm" svg:y="1.601cm">
          <text:p text:style-name="P12"><text:span text:style-name="T6">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4" draw:text-style-name="P13" draw:layer="layout" svg:width="2.498cm" svg:height="0.499cm" svg:x="24.691cm" svg:y="1.601cm">
          <text:p text:style-name="P12"><text:span text:style-name="T6">Fr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4" draw:text-style-name="P13" draw:layer="layout" svg:width="2.498cm" svg:height="0.499cm" svg:x="22.572cm" svg:y="1.601cm">
          <text:p text:style-name="P12"><text:span text:style-name="T7">Equi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3" draw:style-name="gr6" draw:text-style-name="P14" draw:layer="layout" svg:width="17.184cm" svg:height="0.661cm" svg:x="1.424cm" svg:y="2.412cm">
          <text:p text:style-name="P15"><text:span text:style-name="T8">Progre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4" draw:style-name="gr6" draw:text-style-name="P14" draw:layer="layout" svg:width="17.207cm" svg:height="0.661cm" svg:x="18.929cm" svg:y="2.412cm">
          <text:p text:style-name="P15"><text:span text:style-name="T9">Pontos atenção/ Principais Ris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5" draw:style-name="gr6" draw:text-style-name="P14" draw:layer="layout" svg:width="34.737cm" svg:height="0.661cm" svg:x="1.41cm" svg:y="9.497cm">
          <text:p text:style-name="P15"><text:span text:style-name="T9">Próximos Pa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 draw:text-style-name="P6" draw:layer="layout" svg:width="17.243cm" svg:height="6.21cm" svg:x="1.38cm" svg:y="3.074cm">
          <text:list text:style-name="L7">
            <text:list-item>
              <text:p text:style-name="P5"><text:span text:style-name="T10">O que foi superado na última semana .</text:span></text:p>
            </text:list-item>
          </text:list>
          <text:p text:style-name="P5"><text:span text:style-name="T10"/></text:p>
          <text:list text:continue-numbering="true" text:style-name="L7">
            <text:list-item>
              <text:p text:style-name="P5"><text:span text:style-name="T10">1- Contexto de Negócio </text:span></text:p>
            </text:list-item>
            <text:list-item>
              <text:p text:style-name="P5"><text:span text:style-name="T10">2- Justificativa do Projeto <text:s/></text:span></text:p>
            </text:list-item>
            <text:list-item>
              <text:p text:style-name="P5"><text:span text:style-name="T10">3- Status Report </text:span></text:p>
            </text:list-item>
            <text:list-item>
              <text:p text:style-name="P5"><text:span text:style-name="T10">4- Ferramenta de Gestão <text:s/></text:span></text:p>
            </text:list-item>
          </text:list>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1" draw:text-style-name="P6" draw:layer="layout" svg:width="17.122cm" svg:height="1.371cm" svg:x="19.014cm" svg:y="3.116cm">
          <text:list text:style-name="L8">
            <text:list-item>
              <text:p text:style-name="P5"><text:span text:style-name="T10">Pontos de riscos ou assuntos que devem ser resolvidos com urgência para o bom andamento do proje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3" draw:style-name="standard" draw:layer="layout" svg:width="34.736cm" svg:height="2.49cm" svg:x="1.424cm" svg:y="10.845cm">
          <table:table>
            <table:table-column table:style-name="co1"/>
            <table:table-column table:style-name="co1"/>
            <table:table-column table:style-name="co1"/>
            <table:table-row table:style-name="ro1" table:default-cell-style-name="ce1">
              <table:table-cell>
                <text:p text:style-name="P5"><text:span text:style-name="T11">5- Conta Cloud - (Carlos Mascena)</text:span></text:p>
                <text:p text:style-name="P5"><text:span text:style-name="T11"/></text:p>
                <text:p text:style-name="P5"><text:span text:style-name="T11">7- GitHub <text:s/>- (Winicius Silva)</text:span></text:p>
                <text:p text:style-name="P5"><text:span text:style-name="T11"/></text:p>
              </table:table-cell>
              <table:table-cell>
                <text:p text:style-name="P5"><text:span text:style-name="T11">9- Desenho de solução <text:s/>– (Kauê Volpe)</text:span></text:p>
                <text:p text:style-name="P5"><text:span text:style-name="T11"/></text:p>
                <text:p text:style-name="P5"><text:span text:style-name="T11">10- Definição da Persona – (Jorge Ulian)</text:span></text:p>
                <text:p text:style-name="P5"><text:span text:style-name="T11"/></text:p>
              </table:table-cell>
              <table:table-cell>
                <text:p text:style-name="P5"><text:span text:style-name="T11">12- Mapa de Empatia – (Pedro Duó)</text:span></text:p>
                <text:p text:style-name="P5"><text:span text:style-name="T11"/></text:p>
                <text:p text:style-name="P5"><text:span text:style-name="T11"/></text:p>
              </table:table-cell>
            </table:table-row>
          </table:table>
          <draw:image xlink:href="Pictures/TablePreview1.svm" xlink:type="simple" xlink:show="embed" xlink:actuate="onLoad"/>
        </draw:frame>
        <draw:custom-shape draw:name="Oval 134" draw:style-name="gr5" draw:text-style-name="P14" draw:layer="layout" svg:width="0.586cm" svg:height="0.587cm" svg:x="25.628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0" draw:style-name="gr5" draw:text-style-name="P14" draw:layer="layout" svg:width="0.586cm" svg:height="0.587cm" svg:x="28.3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 draw:style-name="gr8" draw:text-style-name="P6" draw:layer="layout" svg:width="13.715cm" svg:height="1.718cm" svg:x="22.271cm" svg:y="0.582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9" draw:text-style-name="P16" draw:layer="layout" svg:width="4.105cm" svg:height="0.587cm" svg:x="26.988cm" svg:y="0.143cm">
          <text:p text:style-name="P12"><text:span text:style-name="T7"><text:s text:c="4"/></text:span><text:span text:style-name="T7">Farol do Projeto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4" draw:style-name="gr10" draw:text-style-name="P17" draw:layer="layout" svg:width="0.586cm" svg:height="0.587cm" svg:x="23.454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0" draw:text-style-name="P17" draw:layer="layout" svg:width="0.586cm" svg:height="0.587cm" svg:x="33.797cm" svg:y="0.817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lide Image Placeholder 1" draw:style-name="gr2" draw:layer="layout" svg:width="18.948cm" svg:height="10.657cm" svg:x="0.392cm" svg:y="2.134cm" draw:page-number="2" presentation:class="page"/>
          <draw:frame draw:name="Notes Placeholder 2" presentation:style-name="pr6" draw:text-style-name="P7" draw:layer="layout" svg:width="15.786cm" svg:height="12.792cm" svg:x="1.973cm" svg:y="13.504cm" presentation:class="notes" presentation:placeholder="true" presentation:user-transformed="true">
            <draw:text-box/>
          </draw:frame>
          <draw:frame draw:name="Slide Number Placeholder 3" presentation:style-name="pr7" draw:text-style-name="P9" draw:layer="layout" svg:width="8.55cm" svg:height="1.42cm" svg:x="11.178cm" svg:y="27.003cm" presentation:class="page-number" presentation:user-transformed="true">
            <draw:text-box>
              <text:p text:style-name="P8"><text:span text:style-name="T4"><text:page-number>&lt;número&gt;</text:page-number></text:span></text:p>
            </draw:text-box>
          </draw:frame>
        </presentation:notes>
      </draw:page>
      <draw:page draw:name="SEMANA 2 - 25/08/2021" draw:style-name="dp1" draw:master-page-name="Verde-titulo">
        <draw:custom-shape draw:name="Rectangle 42" draw:style-name="gr3" draw:text-style-name="P6" draw:layer="layout" svg:width="17.248cm" svg:height="6.21cm" svg:x="18.902cm" svg:y="3.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5" draw:text-style-name="P11" draw:layer="layout" svg:width="33.605cm" svg:height="2.222cm" svg:x="1.305cm" svg:y="0.515cm" presentation:class="title" presentation:user-transformed="true">
          <draw:text-box>
            <text:p text:style-name="P10"><text:span text:style-name="T5">SEMANA 2 - 25/08/2021</text:span></text:p>
          </draw:text-box>
        </draw:frame>
        <draw:custom-shape draw:name="TextBox 118" draw:style-name="gr4" draw:text-style-name="P13" draw:layer="layout" svg:width="2.498cm" svg:height="0.499cm" svg:x="32.841cm" svg:y="1.601cm">
          <text:p text:style-name="P12"><text:span text:style-name="T6">Negó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0" draw:style-name="gr5" draw:text-style-name="P14" draw:layer="layout" svg:width="0.586cm" svg:height="0.587cm" svg:x="31.094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3" draw:style-name="gr4" draw:text-style-name="P13" draw:layer="layout" svg:width="2.498cm" svg:height="0.499cm" svg:x="30.146cm" svg:y="1.601cm">
          <text:p text:style-name="P12"><text:span text:style-name="T6">Plata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8" draw:style-name="gr4" draw:text-style-name="P13" draw:layer="layout" svg:width="2.498cm" svg:height="0.499cm" svg:x="27.373cm" svg:y="1.601cm">
          <text:p text:style-name="P12"><text:span text:style-name="T6">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4" draw:text-style-name="P13" draw:layer="layout" svg:width="2.498cm" svg:height="0.499cm" svg:x="24.691cm" svg:y="1.601cm">
          <text:p text:style-name="P12"><text:span text:style-name="T6">Fr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4" draw:text-style-name="P13" draw:layer="layout" svg:width="2.498cm" svg:height="0.499cm" svg:x="22.572cm" svg:y="1.601cm">
          <text:p text:style-name="P12"><text:span text:style-name="T7">Equi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3" draw:style-name="gr6" draw:text-style-name="P14" draw:layer="layout" svg:width="17.184cm" svg:height="0.661cm" svg:x="1.424cm" svg:y="2.412cm">
          <text:p text:style-name="P15"><text:span text:style-name="T8">Progre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4" draw:style-name="gr6" draw:text-style-name="P14" draw:layer="layout" svg:width="17.207cm" svg:height="0.661cm" svg:x="18.929cm" svg:y="2.412cm">
          <text:p text:style-name="P15"><text:span text:style-name="T9">Pontos atenção/ Principais Ris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5" draw:style-name="gr6" draw:text-style-name="P14" draw:layer="layout" svg:width="34.737cm" svg:height="0.661cm" svg:x="1.41cm" svg:y="9.497cm">
          <text:p text:style-name="P15"><text:span text:style-name="T9">Próximos Pa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 draw:text-style-name="P6" draw:layer="layout" svg:width="17.243cm" svg:height="6.21cm" svg:x="1.38cm" svg:y="3.074cm">
          <text:list text:style-name="L7">
            <text:list-item>
              <text:p text:style-name="P5"><text:span text:style-name="T10">O que foi superado na última semana .</text:span></text:p>
            </text:list-item>
          </text:list>
          <text:p text:style-name="P5"><text:span text:style-name="T10"/></text:p>
          <text:p text:style-name="P5"><text:span text:style-name="T10"/></text:p>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1" draw:text-style-name="P6" draw:layer="layout" svg:width="17.122cm" svg:height="1.371cm" svg:x="19.014cm" svg:y="3.116cm">
          <text:list text:style-name="L8">
            <text:list-item>
              <text:p text:style-name="P5"><text:span text:style-name="T10">Pontos de riscos ou assuntos que devem ser resolvidos com urgência para o bom andamento do proje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3" draw:style-name="standard" draw:layer="layout" svg:width="34.736cm" svg:height="1.931cm" svg:x="1.424cm" svg:y="10.845cm">
          <table:table>
            <table:table-column table:style-name="co1"/>
            <table:table-column table:style-name="co1"/>
            <table:table-column table:style-name="co1"/>
            <table:table-row table:style-name="ro1" table:default-cell-style-name="ce1">
              <table:table-cell>
                <text:p text:style-name="P5"><text:span text:style-name="T11">9- Jornada de Usuário - (Carlos Mascena)</text:span></text:p>
                <text:p text:style-name="P5"><text:span text:style-name="T11">10- Login e Logoff (Postman) –(Winicius Silva)</text:span></text:p>
              </table:table-cell>
              <table:table-cell>
                <text:p text:style-name="P5"><text:span text:style-name="T11">11- Protótipos – (Jorge Ulian)</text:span></text:p>
                <text:p text:style-name="P5"><text:span text:style-name="T11">12- Padrão Strategy – (Samuel Lopes)</text:span></text:p>
              </table:table-cell>
              <table:table-cell>
                <text:p text:style-name="P5"><text:span text:style-name="T11">13- Mapa de Empatia – (Pedro Duó)</text:span></text:p>
                <text:p text:style-name="P5"><text:span text:style-name="T11"/></text:p>
              </table:table-cell>
            </table:table-row>
          </table:table>
          <draw:image xlink:href="Pictures/TablePreview2.svm" xlink:type="simple" xlink:show="embed" xlink:actuate="onLoad"/>
        </draw:frame>
        <draw:custom-shape draw:name="Oval 134" draw:style-name="gr5" draw:text-style-name="P14" draw:layer="layout" svg:width="0.586cm" svg:height="0.587cm" svg:x="25.628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0" draw:style-name="gr5" draw:text-style-name="P14" draw:layer="layout" svg:width="0.586cm" svg:height="0.587cm" svg:x="28.3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 draw:style-name="gr8" draw:text-style-name="P6" draw:layer="layout" svg:width="13.715cm" svg:height="1.718cm" svg:x="22.271cm" svg:y="0.582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9" draw:text-style-name="P16" draw:layer="layout" svg:width="4.105cm" svg:height="0.587cm" svg:x="26.988cm" svg:y="0.143cm">
          <text:p text:style-name="P12"><text:span text:style-name="T7"><text:s text:c="4"/></text:span><text:span text:style-name="T7">Farol do Projeto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4" draw:style-name="gr10" draw:text-style-name="P17" draw:layer="layout" svg:width="0.586cm" svg:height="0.587cm" svg:x="23.454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0" draw:text-style-name="P17" draw:layer="layout" svg:width="0.586cm" svg:height="0.587cm" svg:x="33.797cm" svg:y="0.817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2" draw:style-name="gr1" draw:text-style-name="P6" draw:layer="layout" svg:width="15.801cm" svg:height="3.506cm" svg:x="1.869cm" svg:y="4.383cm">
          <text:p text:style-name="P5"><text:span text:style-name="T12">5- Conta Cloud - (Carlos Mascena)</text:span></text:p>
          <text:p text:style-name="P5"><text:span text:style-name="T12"/></text:p>
          <text:p text:style-name="P5"><text:span text:style-name="T12">6- GitHub <text:s/>- (Winicius Silva)</text:span></text:p>
          <text:p text:style-name="P5"><text:span text:style-name="T12"/></text:p>
          <text:p text:style-name="P5"><text:span text:style-name="T12">7- Desenho de solução <text:s/>– (Kauê Volpe)</text:span></text:p>
          <text:p text:style-name="P5"><text:span text:style-name="T12"/></text:p>
          <text:p text:style-name="P5"><text:span text:style-name="T12">8- Definição da Persona – (Jorge Uli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1" draw:text-style-name="P6" draw:layer="layout" svg:width="18.665cm" svg:height="0.716cm" svg:x="19.29cm" svg:y="4.817cm">
          <text:p text:style-name="P5"><text:span text:style-name="T12">11- Protótipos – (Jorge Uli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 draw:text-style-name="P6" draw:layer="layout" svg:width="14.627cm" svg:height="0.716cm" svg:x="19.169cm" svg:y="5.816cm">
          <text:p text:style-name="P5"><text:span text:style-name="T12">13- Mapa de Empatia – (Pedro Du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8.948cm" svg:height="10.657cm" svg:x="0.392cm" svg:y="2.134cm" draw:page-number="3" presentation:class="page"/>
          <draw:frame draw:name="Notes Placeholder 2" presentation:style-name="pr8" draw:text-style-name="P7" draw:layer="layout" svg:width="15.786cm" svg:height="12.792cm" svg:x="1.973cm" svg:y="13.504cm" presentation:class="notes" presentation:placeholder="true" presentation:user-transformed="true">
            <draw:text-box/>
          </draw:frame>
          <draw:frame draw:name="Slide Number Placeholder 3" presentation:style-name="pr7" draw:text-style-name="P9" draw:layer="layout" svg:width="8.55cm" svg:height="1.42cm" svg:x="11.178cm" svg:y="27.003cm" presentation:class="page-number" presentation:user-transformed="true">
            <draw:text-box>
              <text:p text:style-name="P8"><text:span text:style-name="T4"><text:page-number>&lt;número&gt;</text:page-number></text:span></text:p>
            </draw:text-box>
          </draw:frame>
        </presentation:notes>
      </draw:page>
      <draw:page draw:name="SEMANA 3 - 01/09/2021" draw:style-name="dp1" draw:master-page-name="Verde-titulo">
        <draw:custom-shape draw:name="Rectangle 42" draw:style-name="gr3" draw:text-style-name="P6" draw:layer="layout" svg:width="17.248cm" svg:height="6.21cm" svg:x="18.902cm" svg:y="3.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5" draw:text-style-name="P11" draw:layer="layout" svg:width="33.605cm" svg:height="2.222cm" svg:x="1.305cm" svg:y="0.515cm" presentation:class="title" presentation:user-transformed="true">
          <draw:text-box>
            <text:p text:style-name="P10"><text:span text:style-name="T5">SEMANA 3 - 01/09/2021</text:span></text:p>
          </draw:text-box>
        </draw:frame>
        <draw:custom-shape draw:name="TextBox 118" draw:style-name="gr4" draw:text-style-name="P13" draw:layer="layout" svg:width="2.498cm" svg:height="0.499cm" svg:x="32.841cm" svg:y="1.601cm">
          <text:p text:style-name="P12"><text:span text:style-name="T6">Negó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0" draw:style-name="gr5" draw:text-style-name="P14" draw:layer="layout" svg:width="0.586cm" svg:height="0.587cm" svg:x="31.094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3" draw:style-name="gr4" draw:text-style-name="P13" draw:layer="layout" svg:width="2.498cm" svg:height="0.499cm" svg:x="30.146cm" svg:y="1.601cm">
          <text:p text:style-name="P12"><text:span text:style-name="T6">Plata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8" draw:style-name="gr4" draw:text-style-name="P13" draw:layer="layout" svg:width="2.498cm" svg:height="0.499cm" svg:x="27.373cm" svg:y="1.601cm">
          <text:p text:style-name="P12"><text:span text:style-name="T6">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4" draw:text-style-name="P13" draw:layer="layout" svg:width="2.498cm" svg:height="0.499cm" svg:x="24.691cm" svg:y="1.601cm">
          <text:p text:style-name="P12"><text:span text:style-name="T6">Fr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4" draw:text-style-name="P13" draw:layer="layout" svg:width="2.498cm" svg:height="0.499cm" svg:x="22.572cm" svg:y="1.601cm">
          <text:p text:style-name="P12"><text:span text:style-name="T7">Equi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3" draw:style-name="gr6" draw:text-style-name="P14" draw:layer="layout" svg:width="17.184cm" svg:height="0.661cm" svg:x="1.424cm" svg:y="2.412cm">
          <text:p text:style-name="P15"><text:span text:style-name="T8">Progre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4" draw:style-name="gr6" draw:text-style-name="P14" draw:layer="layout" svg:width="17.207cm" svg:height="0.661cm" svg:x="18.929cm" svg:y="2.412cm">
          <text:p text:style-name="P15"><text:span text:style-name="T9">Pontos atenção/ Principais Ris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5" draw:style-name="gr6" draw:text-style-name="P14" draw:layer="layout" svg:width="34.737cm" svg:height="0.661cm" svg:x="1.41cm" svg:y="9.497cm">
          <text:p text:style-name="P15"><text:span text:style-name="T9">Próximos Pa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 draw:text-style-name="P6" draw:layer="layout" svg:width="17.243cm" svg:height="6.21cm" svg:x="1.38cm" svg:y="3.074cm">
          <text:list text:style-name="L7">
            <text:list-item>
              <text:p text:style-name="P5"><text:span text:style-name="T10">O que foi superado na última semana .</text:span></text:p>
            </text:list-item>
          </text:list>
          <text:p text:style-name="P5"><text:span text:style-name="T10"/></text:p>
          <text:p text:style-name="P5"><text:span text:style-name="T10"/></text:p>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1" draw:text-style-name="P6" draw:layer="layout" svg:width="17.122cm" svg:height="1.371cm" svg:x="19.014cm" svg:y="3.116cm">
          <text:list text:style-name="L8">
            <text:list-item>
              <text:p text:style-name="P5"><text:span text:style-name="T10">Pontos de riscos ou assuntos que devem ser resolvidos com urgência para o bom andamento do proje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3" draw:style-name="standard" draw:layer="layout" svg:width="34.736cm" svg:height="1.372cm" svg:x="1.424cm" svg:y="10.845cm">
          <table:table>
            <table:table-column table:style-name="co1"/>
            <table:table-column table:style-name="co1"/>
            <table:table-column table:style-name="co1"/>
            <table:table-row table:style-name="ro1" table:default-cell-style-name="ce1">
              <table:table-cell>
                <text:p text:style-name="P5"><text:span text:style-name="T11">12- Login e Logoff (Postman) –(Winicius Silva)</text:span></text:p>
              </table:table-cell>
              <table:table-cell>
                <text:p text:style-name="P5"><text:span text:style-name="T11">13- Padrão Strategy – (Samuel Lopes)</text:span></text:p>
              </table:table-cell>
              <table:table-cell/>
            </table:table-row>
          </table:table>
          <draw:image xlink:href="Pictures/TablePreview3.svm" xlink:type="simple" xlink:show="embed" xlink:actuate="onLoad"/>
        </draw:frame>
        <draw:custom-shape draw:name="Oval 120" draw:style-name="gr11" draw:text-style-name="P18" draw:layer="layout" svg:width="0.586cm" svg:height="0.587cm" svg:x="28.286cm" svg:y="0.856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 draw:style-name="gr8" draw:text-style-name="P6" draw:layer="layout" svg:width="13.715cm" svg:height="1.718cm" svg:x="22.271cm" svg:y="0.582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9" draw:text-style-name="P16" draw:layer="layout" svg:width="4.105cm" svg:height="0.587cm" svg:x="26.988cm" svg:y="0.143cm">
          <text:p text:style-name="P12"><text:span text:style-name="T7"><text:s text:c="4"/></text:span><text:span text:style-name="T7">Farol do Projeto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4" draw:style-name="gr10" draw:text-style-name="P17" draw:layer="layout" svg:width="0.586cm" svg:height="0.587cm" svg:x="23.454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0" draw:text-style-name="P17" draw:layer="layout" svg:width="0.586cm" svg:height="0.587cm" svg:x="33.797cm" svg:y="0.817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2" draw:style-name="gr1" draw:text-style-name="P6" draw:layer="layout" svg:width="15.801cm" svg:height="3.506cm" svg:x="1.869cm" svg:y="4.383cm">
          <text:p text:style-name="P5"><text:span text:style-name="T13">9- Jornada de Usuário - (Carlos Mascena)</text:span></text:p>
          <text:p text:style-name="P5"><text:span text:style-name="T13">10- Protótipos – (Kauê Volpe)</text:span></text:p>
          <text:p text:style-name="P5"><text:span text:style-name="T13">11- Mapa de Empatia – (Pedro Duó)</text:span></text:p>
          <text:p text:style-name="P5"><text:span text:style-name="T13"/></text:p>
          <text:p text:style-name="P5"><text:span text:style-name="T13"/></text:p>
          <text:p text:style-name="P5"><text:span text:style-name="T12"/></text:p>
          <text:p text:style-name="P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7" draw:style-name="gr1" draw:text-style-name="P6" draw:layer="layout" svg:width="16.359cm" svg:height="0.758cm" svg:x="19.113cm" svg:y="5.025cm">
          <text:p text:style-name="P5"><text:span text:style-name="T15">12- Login e Logoff (Postman) –(Winicius Sil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4" draw:style-name="gr10" draw:text-style-name="P17" draw:layer="layout" svg:width="0.586cm" svg:height="0.587cm" svg:x="25.584cm" svg:y="0.853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lide Image Placeholder 1" draw:style-name="gr2" draw:layer="layout" svg:width="18.948cm" svg:height="10.657cm" svg:x="0.392cm" svg:y="2.134cm" draw:page-number="4" presentation:class="page"/>
          <draw:frame draw:name="Notes Placeholder 2" presentation:style-name="pr9" draw:text-style-name="P7" draw:layer="layout" svg:width="15.786cm" svg:height="12.792cm" svg:x="1.973cm" svg:y="13.504cm" presentation:class="notes" presentation:placeholder="true" presentation:user-transformed="true">
            <draw:text-box/>
          </draw:frame>
          <draw:frame draw:name="Slide Number Placeholder 3" presentation:style-name="pr7" draw:text-style-name="P9" draw:layer="layout" svg:width="8.55cm" svg:height="1.42cm" svg:x="11.178cm" svg:y="27.003cm" presentation:class="page-number" presentation:user-transformed="true">
            <draw:text-box>
              <text:p text:style-name="P8"><text:span text:style-name="T4"><text:page-number>&lt;número&gt;</text:page-number></text:span></text:p>
            </draw:text-box>
          </draw:frame>
        </presentation:notes>
      </draw:page>
      <draw:page draw:name="SEMANA 4 e 5 – 08 e 15/09/2021" draw:style-name="dp1" draw:master-page-name="Verde-titulo">
        <draw:custom-shape draw:name="Rectangle 42" draw:style-name="gr3" draw:text-style-name="P6" draw:layer="layout" svg:width="17.248cm" svg:height="6.21cm" svg:x="18.902cm" svg:y="3.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5" draw:text-style-name="P11" draw:layer="layout" svg:width="33.605cm" svg:height="2.222cm" svg:x="1.305cm" svg:y="0.515cm" presentation:class="title" presentation:user-transformed="true">
          <draw:text-box>
            <text:p text:style-name="P10"><text:span text:style-name="T5">SEMANA 4 e 5 – 08 e 15/09/2021</text:span></text:p>
          </draw:text-box>
        </draw:frame>
        <draw:custom-shape draw:name="TextBox 118" draw:style-name="gr4" draw:text-style-name="P13" draw:layer="layout" svg:width="2.498cm" svg:height="0.499cm" svg:x="32.841cm" svg:y="1.601cm">
          <text:p text:style-name="P12"><text:span text:style-name="T6">Negó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3" draw:style-name="gr4" draw:text-style-name="P13" draw:layer="layout" svg:width="2.498cm" svg:height="0.499cm" svg:x="30.146cm" svg:y="1.601cm">
          <text:p text:style-name="P12"><text:span text:style-name="T6">Plata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8" draw:style-name="gr4" draw:text-style-name="P13" draw:layer="layout" svg:width="2.498cm" svg:height="0.499cm" svg:x="27.373cm" svg:y="1.601cm">
          <text:p text:style-name="P12"><text:span text:style-name="T6">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4" draw:text-style-name="P13" draw:layer="layout" svg:width="2.498cm" svg:height="0.499cm" svg:x="24.691cm" svg:y="1.601cm">
          <text:p text:style-name="P12"><text:span text:style-name="T6">Fr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4" draw:text-style-name="P13" draw:layer="layout" svg:width="2.498cm" svg:height="0.499cm" svg:x="22.572cm" svg:y="1.601cm">
          <text:p text:style-name="P12"><text:span text:style-name="T7">Equi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3" draw:style-name="gr6" draw:text-style-name="P14" draw:layer="layout" svg:width="17.184cm" svg:height="0.661cm" svg:x="1.424cm" svg:y="2.412cm">
          <text:p text:style-name="P15"><text:span text:style-name="T8">Progre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4" draw:style-name="gr6" draw:text-style-name="P14" draw:layer="layout" svg:width="17.207cm" svg:height="0.661cm" svg:x="18.929cm" svg:y="2.412cm">
          <text:p text:style-name="P15"><text:span text:style-name="T9">Pontos atenção/ Principais Ris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5" draw:style-name="gr6" draw:text-style-name="P14" draw:layer="layout" svg:width="34.737cm" svg:height="0.661cm" svg:x="1.41cm" svg:y="9.497cm">
          <text:p text:style-name="P15"><text:span text:style-name="T9">Próximos Pa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 draw:text-style-name="P6" draw:layer="layout" svg:width="17.243cm" svg:height="6.21cm" svg:x="1.38cm" svg:y="3.074cm">
          <text:list text:style-name="L7">
            <text:list-item>
              <text:p text:style-name="P5"><text:span text:style-name="T10">O que foi superado na última semana .</text:span></text:p>
            </text:list-item>
          </text:list>
          <text:p text:style-name="P5"><text:span text:style-name="T10"/></text:p>
          <text:p text:style-name="P5"><text:span text:style-name="T10"/></text:p>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1" draw:text-style-name="P6" draw:layer="layout" svg:width="17.122cm" svg:height="1.371cm" svg:x="19.014cm" svg:y="3.116cm">
          <text:list text:style-name="L8">
            <text:list-item>
              <text:p text:style-name="P5"><text:span text:style-name="T10">Pontos de riscos ou assuntos que devem ser resolvidos com urgência para o bom andamento do proje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3" draw:style-name="standard" draw:layer="layout" svg:width="34.736cm" svg:height="1.014cm" svg:x="1.424cm" svg:y="10.845cm">
          <table:table>
            <table:table-column table:style-name="co1"/>
            <table:table-column table:style-name="co1"/>
            <table:table-column table:style-name="co1"/>
            <table:table-row table:style-name="ro1" table:default-cell-style-name="ce1">
              <table:table-cell/>
              <table:table-cell/>
              <table:table-cell/>
            </table:table-row>
          </table:table>
          <draw:image xlink:href="Pictures/TablePreview4.svm" xlink:type="simple" xlink:show="embed" xlink:actuate="onLoad"/>
        </draw:frame>
        <draw:custom-shape draw:name="Retângulo 4" draw:style-name="gr8" draw:text-style-name="P6" draw:layer="layout" svg:width="13.715cm" svg:height="1.718cm" svg:x="22.271cm" svg:y="0.582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9" draw:text-style-name="P16" draw:layer="layout" svg:width="4.105cm" svg:height="0.587cm" svg:x="26.988cm" svg:y="0.143cm">
          <text:p text:style-name="P12"><text:span text:style-name="T7"><text:s text:c="4"/></text:span><text:span text:style-name="T7">Farol do Projeto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4" draw:style-name="gr10" draw:text-style-name="P17" draw:layer="layout" svg:width="0.586cm" svg:height="0.587cm" svg:x="23.454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0" draw:text-style-name="P17" draw:layer="layout" svg:width="0.586cm" svg:height="0.587cm" svg:x="33.797cm" svg:y="0.817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2" draw:text-style-name="P17" draw:layer="layout" svg:width="0.586cm" svg:height="0.587cm" svg:x="25.584cm" svg:y="0.853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0" draw:text-style-name="P17" draw:layer="layout" svg:width="0.586cm" svg:height="0.587cm" svg:x="31.08cm" svg:y="0.907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0" draw:text-style-name="P17" draw:layer="layout" svg:width="0.586cm" svg:height="0.587cm" svg:x="28.257cm" svg:y="0.843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31" draw:style-name="gr1" draw:text-style-name="P6" draw:layer="layout" svg:width="17.344cm" svg:height="2.027cm" svg:x="1.616cm" svg:y="4.881cm">
          <text:p text:style-name="P5"><text:span text:style-name="T16">12- Login e Logoff (Postman) –(Winicius Silva)</text:span></text:p>
          <text:p text:style-name="P5"><text:span text:style-name="T16">13- Padrão Strategy – (Samuel Lopes)</text:span></text:p>
          <text:p text:style-name="P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8.948cm" svg:height="10.657cm" svg:x="0.392cm" svg:y="2.134cm" draw:page-number="5" presentation:class="page"/>
          <draw:frame draw:name="Notes Placeholder 2" presentation:style-name="pr10" draw:text-style-name="P7" draw:layer="layout" svg:width="15.786cm" svg:height="12.792cm" svg:x="1.973cm" svg:y="13.504cm" presentation:class="notes" presentation:placeholder="true" presentation:user-transformed="true">
            <draw:text-box/>
          </draw:frame>
          <draw:frame draw:name="Slide Number Placeholder 3" presentation:style-name="pr7" draw:text-style-name="P9" draw:layer="layout" svg:width="8.55cm" svg:height="1.42cm" svg:x="11.178cm" svg:y="27.003cm" presentation:class="page-number" presentation:user-transformed="true">
            <draw:text-box>
              <text:p text:style-name="P8"><text:span text:style-name="T4"><text:page-number>&lt;número&gt;</text:page-number></text:span></text:p>
            </draw:text-box>
          </draw:frame>
        </presentation:notes>
      </draw:page>
      <draw:page draw:name="SEMANA 6 – 22/09/2021" draw:style-name="dp1" draw:master-page-name="Verde-titulo">
        <draw:custom-shape draw:name="Rectangle 42" draw:style-name="gr3" draw:text-style-name="P6" draw:layer="layout" svg:width="17.248cm" svg:height="6.21cm" svg:x="18.902cm" svg:y="3.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5" draw:text-style-name="P11" draw:layer="layout" svg:width="33.605cm" svg:height="2.222cm" svg:x="1.305cm" svg:y="0.515cm" presentation:class="title" presentation:user-transformed="true">
          <draw:text-box>
            <text:p text:style-name="P10"><text:span text:style-name="T5">SEM</text:span><text:span text:style-name="T5">ANA </text:span><text:span text:style-name="T5">6 – </text:span><text:span text:style-name="T5">22/0</text:span><text:span text:style-name="T5">9/20</text:span><text:span text:style-name="T5">21</text:span></text:p>
          </draw:text-box>
        </draw:frame>
        <draw:custom-shape draw:name="TextBox 118" draw:style-name="gr4" draw:text-style-name="P13" draw:layer="layout" svg:width="2.498cm" svg:height="0.499cm" svg:x="32.841cm" svg:y="1.601cm">
          <text:p text:style-name="P12"><text:span text:style-name="T6">Negó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3" draw:style-name="gr4" draw:text-style-name="P13" draw:layer="layout" svg:width="2.498cm" svg:height="0.499cm" svg:x="30.146cm" svg:y="1.601cm">
          <text:p text:style-name="P12"><text:span text:style-name="T6">Plata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8" draw:style-name="gr4" draw:text-style-name="P13" draw:layer="layout" svg:width="2.498cm" svg:height="0.499cm" svg:x="27.373cm" svg:y="1.601cm">
          <text:p text:style-name="P12"><text:span text:style-name="T6">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4" draw:text-style-name="P13" draw:layer="layout" svg:width="2.498cm" svg:height="0.499cm" svg:x="24.691cm" svg:y="1.601cm">
          <text:p text:style-name="P12"><text:span text:style-name="T6">Fr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4" draw:text-style-name="P13" draw:layer="layout" svg:width="2.498cm" svg:height="0.499cm" svg:x="22.572cm" svg:y="1.601cm">
          <text:p text:style-name="P12"><text:span text:style-name="T7">Equi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3" draw:style-name="gr6" draw:text-style-name="P14" draw:layer="layout" svg:width="17.184cm" svg:height="0.661cm" svg:x="1.424cm" svg:y="2.412cm">
          <text:p text:style-name="P15"><text:span text:style-name="T8">Progre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4" draw:style-name="gr6" draw:text-style-name="P14" draw:layer="layout" svg:width="17.207cm" svg:height="0.661cm" svg:x="18.929cm" svg:y="2.412cm">
          <text:p text:style-name="P15"><text:span text:style-name="T9">Pontos atenção/ Principais Ris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5" draw:style-name="gr6" draw:text-style-name="P14" draw:layer="layout" svg:width="34.737cm" svg:height="0.661cm" svg:x="1.41cm" svg:y="9.497cm">
          <text:p text:style-name="P15"><text:span text:style-name="T9">Próximos Passos c/ responsáve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 draw:text-style-name="P6" draw:layer="layout" svg:width="17.243cm" svg:height="6.21cm" svg:x="1.38cm" svg:y="3.074cm">
          <text:list text:style-name="L7">
            <text:list-item>
              <text:p text:style-name="P5"><text:span text:style-name="T10">Github atualizado (Winicius Silva e Samuel Lopes).</text:span></text:p>
            </text:list-item>
            <text:list-item>
              <text:p text:style-name="P5"><text:span text:style-name="T10">Planner atualizado(Carlos Mascena e Samuel Lopes).</text:span></text:p>
            </text:list-item>
            <text:list-item>
              <text:p text:style-name="P5"><text:span text:style-name="T10">Product Backlog (Carlos Mascena e Pedro Duó).</text:span></text:p>
            </text:list-item>
            <text:list-item>
              <text:p text:style-name="P5"><text:span text:style-name="T10">Modelagem de dados (Winicius Silva).</text:span></text:p>
            </text:list-item>
            <text:list-item>
              <text:p text:style-name="P5"><text:span text:style-name="T10">Criar tabelas no Azure (Winicius Silva).</text:span></text:p>
            </text:list-item>
          </text:list>
          <text:p text:style-name="P5"><text:span text:style-name="T10"/></text:p>
          <text:p text:style-name="P5"><text:span text:style-name="T10"/></text:p>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1" draw:text-style-name="P6" draw:layer="layout" svg:width="17.122cm" svg:height="1.369cm" svg:x="19.014cm" svg:y="3.116cm">
          <text:list text:style-name="L8">
            <text:list-item>
              <text:p text:style-name="P5"><text:span text:style-name="T10">Atraso no desenvolvimento do protótipos (Kaue Volpe e Jorge Uli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3" draw:style-name="standard" draw:layer="layout" svg:width="34.736cm" svg:height="1.014cm" svg:x="1.424cm" svg:y="10.845cm">
          <table:table>
            <table:table-column table:style-name="co1"/>
            <table:table-column table:style-name="co1"/>
            <table:table-column table:style-name="co1"/>
            <table:table-row table:style-name="ro1" table:default-cell-style-name="ce1">
              <table:table-cell/>
              <table:table-cell/>
              <table:table-cell/>
            </table:table-row>
          </table:table>
          <draw:image xlink:href="Pictures/TablePreview5.svm" xlink:type="simple" xlink:show="embed" xlink:actuate="onLoad"/>
        </draw:frame>
        <draw:custom-shape draw:name="Retângulo 4" draw:style-name="gr8" draw:text-style-name="P6" draw:layer="layout" svg:width="13.715cm" svg:height="1.718cm" svg:x="22.271cm" svg:y="0.582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9" draw:text-style-name="P16" draw:layer="layout" svg:width="4.105cm" svg:height="0.587cm" svg:x="26.988cm" svg:y="0.143cm">
          <text:p text:style-name="P12"><text:span text:style-name="T7"><text:s text:c="4"/></text:span><text:span text:style-name="T7">Farol do Projeto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4" draw:style-name="gr10" draw:text-style-name="P17" draw:layer="layout" svg:width="0.586cm" svg:height="0.587cm" svg:x="23.454cm" svg:y="0.828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0" draw:text-style-name="P17" draw:layer="layout" svg:width="0.586cm" svg:height="0.587cm" svg:x="33.797cm" svg:y="0.817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3" draw:text-style-name="P19" draw:layer="layout" svg:width="0.586cm" svg:height="0.587cm" svg:x="25.584cm" svg:y="0.853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0" draw:text-style-name="P17" draw:layer="layout" svg:width="0.586cm" svg:height="0.587cm" svg:x="31.08cm" svg:y="0.907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10" draw:text-style-name="P17" draw:layer="layout" svg:width="0.586cm" svg:height="0.587cm" svg:x="28.257cm" svg:y="0.843cm">
          <text:p text:style-name="P12"><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31" draw:style-name="gr1" draw:text-style-name="P6" draw:layer="layout" svg:width="17.344cm" svg:height="4.395cm" svg:x="1.869cm" svg:y="11.719cm">
          <text:p text:style-name="P5"><text:span text:style-name="T16">1- Modelagem de Dados</text:span></text:p>
          <text:p text:style-name="P5"><text:span text:style-name="T16">2- Concluir Protótipos</text:span></text:p>
          <text:p text:style-name="P5"><text:span text:style-name="T16">3- Atualizar GitHub </text:span></text:p>
          <text:p text:style-name="P5"><text:span text:style-name="T16">4- Product Backlog</text:span></text:p>
          <text:p text:style-name="P5"><text:span text:style-name="T16">5- Sprint Backlog</text:span></text:p>
          <text:p text:style-name="P5"><text:span text:style-name="T16">6- Atualizar Planner</text:span></text:p>
          <text:p text:style-name="P5"><text:span text:style-name="T16">7- Criar tabelas no A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8.948cm" svg:height="10.657cm" svg:x="0.392cm" svg:y="2.134cm" draw:page-number="6" presentation:class="page"/>
          <draw:frame draw:name="Notes Placeholder 2" presentation:style-name="pr11" draw:text-style-name="P7" draw:layer="layout" svg:width="15.786cm" svg:height="12.792cm" svg:x="1.973cm" svg:y="13.504cm" presentation:class="notes" presentation:placeholder="true" presentation:user-transformed="true">
            <draw:text-box/>
          </draw:frame>
          <draw:frame draw:name="Slide Number Placeholder 3" presentation:style-name="pr7" draw:text-style-name="P9" draw:layer="layout" svg:width="8.55cm" svg:height="1.42cm" svg:x="11.178cm" svg:y="27.003cm" presentation:class="page-number" presentation:user-transformed="true">
            <draw:text-box>
              <text:p text:style-name="P8"><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1" svg:font-family="+mn-lt"/>
    <style:font-face style:name="Calibri2" svg:font-family="Calibri"/>
    <style:font-face style:name="Simplon BP Regular1" svg:font-family="'Simplon BP Regular'"/>
    <style:font-face style:name="Simplon Oi Headline1" svg:font-family="'Simplon Oi Headline'"/>
    <style:font-face style:name="Calibri1" svg:font-family="Calibri" style:font-family-generic="modern"/>
    <style:font-face style:name="Exo 21" svg:font-family="'Exo 2'" style:font-family-generic="modern"/>
    <style:font-face style:name="Exo 2 Medium" svg:font-family="'Exo 2 Medium'" style:font-family-generic="modern"/>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 svg:font-family="'DejaVu Sans'" style:font-pitch="variable"/>
    <style:font-face style:name="Exo 2 Medium2" svg:font-family="'Exo 2 Medium'"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Simplon BP Regular" svg:font-family="'Simplon BP Regular'" style:font-pitch="variable"/>
    <style:font-face style:name="Simplon Oi Headline" svg:font-family="'Simplon Oi Headline'" style:font-pitch="variable"/>
    <style:font-face style:name="Exo 2" svg:font-family="'Exo 2'" style:font-family-generic="modern" style:font-pitch="variable"/>
    <style:font-face style:name="Exo 2 Medium1" svg:font-family="'Exo 2 Medium'"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72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pa_20_com_20_título_20_e_20_Subtítulo-background" style:display-name="Capa com título e Subtítulo-background" style:family="presentation">
      <style:graphic-properties draw:stroke="none" draw:fill="solid" draw:fill-color="#ffffff"/>
      <style:text-properties style:letter-kerning="true"/>
    </style:style>
    <style:style style:name="Capa_20_com_20_título_20_e_20_Subtítulo-backgroundobjects" style:display-name="Capa com título e Subtítulo-backgroundobjects" style:family="presentation">
      <style:graphic-properties draw:textarea-horizontal-align="justify" draw:shadow="hidden" draw:shadow-offset-x="0.2cm" draw:shadow-offset-y="0.2cm" draw:shadow-color="#808080"/>
      <style:text-properties style:letter-kerning="true"/>
    </style:style>
    <style:style style:name="Capa_20_com_20_título_20_e_20_Subtítulo-notes" style:display-name="Capa com título e Sub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a_20_com_20_título_20_e_20_Subtítulo-outline1" style:display-name="Capa com título e Subtítulo-outline1" style:family="presentation">
      <style:graphic-properties draw:stroke="none" draw:fill="none" draw:auto-grow-height="false" draw:fit-to-size="shrink-to-fit" style:shrink-to-fit="true">
        <text:list-style style:name="Capa_20_com_20_título_20_e_20_Subtítulo-outline1" style:display-name="Capa com título e Sub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7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7pt" style:font-style-asian="normal" style:font-weight-asian="normal" style:font-name-complex="Lohit Devanagari" style:font-family-complex="'Lohit Devanagari'" style:font-family-generic-complex="system" style:font-pitch-complex="variable" style:font-size-complex="37pt" style:font-style-complex="normal" style:font-weight-complex="normal" style:text-emphasize="none" style:font-relief="none" style:text-overline-style="none" style:text-overline-color="font-color" fo:hyphenate="false"/>
    </style:style>
    <style:style style:name="Capa_20_com_20_título_20_e_20_Subtítulo-outline2" style:display-name="Capa com título e Subtítulo-outline2" style:family="presentation" style:parent-style-name="Capa_20_com_20_título_20_e_20_Sub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Capa_20_com_20_título_20_e_20_Subtítulo-outline3" style:display-name="Capa com título e Subtítulo-outline3" style:family="presentation" style:parent-style-name="Capa_20_com_20_título_20_e_20_Sub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Capa_20_com_20_título_20_e_20_Subtítulo-outline4" style:display-name="Capa com título e Subtítulo-outline4" style:family="presentation" style:parent-style-name="Capa_20_com_20_título_20_e_20_Sub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Capa_20_com_20_título_20_e_20_Subtítulo-outline5" style:display-name="Capa com título e Subtítulo-outline5" style:family="presentation" style:parent-style-name="Capa_20_com_20_título_20_e_20_Subtítulo-outline4">
      <style:paragraph-properties fo:margin-top="0.1cm" fo:margin-bottom="0cm"/>
      <style:text-properties fo:font-size="20pt" style:font-size-asian="20pt" style:font-size-complex="20pt"/>
    </style:style>
    <style:style style:name="Capa_20_com_20_título_20_e_20_Subtítulo-outline6" style:display-name="Capa com título e Subtítulo-outline6" style:family="presentation" style:parent-style-name="Capa_20_com_20_título_20_e_20_Subtítulo-outline5">
      <style:paragraph-properties fo:margin-top="0.1cm" fo:margin-bottom="0cm"/>
      <style:text-properties fo:font-size="20pt" style:font-size-asian="20pt" style:font-size-complex="20pt"/>
    </style:style>
    <style:style style:name="Capa_20_com_20_título_20_e_20_Subtítulo-outline7" style:display-name="Capa com título e Subtítulo-outline7" style:family="presentation" style:parent-style-name="Capa_20_com_20_título_20_e_20_Subtítulo-outline6">
      <style:paragraph-properties fo:margin-top="0.1cm" fo:margin-bottom="0cm"/>
      <style:text-properties fo:font-size="20pt" style:font-size-asian="20pt" style:font-size-complex="20pt"/>
    </style:style>
    <style:style style:name="Capa_20_com_20_título_20_e_20_Subtítulo-outline8" style:display-name="Capa com título e Subtítulo-outline8" style:family="presentation" style:parent-style-name="Capa_20_com_20_título_20_e_20_Subtítulo-outline7">
      <style:paragraph-properties fo:margin-top="0.1cm" fo:margin-bottom="0cm"/>
      <style:text-properties fo:font-size="20pt" style:font-size-asian="20pt" style:font-size-complex="20pt"/>
    </style:style>
    <style:style style:name="Capa_20_com_20_título_20_e_20_Subtítulo-outline9" style:display-name="Capa com título e Subtítulo-outline9" style:family="presentation" style:parent-style-name="Capa_20_com_20_título_20_e_20_Subtítulo-outline8">
      <style:paragraph-properties fo:margin-top="0.1cm" fo:margin-bottom="0cm"/>
      <style:text-properties fo:font-size="20pt" style:font-size-asian="20pt" style:font-size-complex="20pt"/>
    </style:style>
    <style:style style:name="Capa_20_com_20_título_20_e_20_Subtítulo-subtitle" style:display-name="Capa com título e Subtítulo-subtitle" style:family="presentation">
      <style:graphic-properties draw:stroke="none" draw:fill="none" draw:textarea-vertical-align="middle">
        <text:list-style style:name="Capa_20_com_20_título_20_e_20_Subtítulo-subtitle" style:display-name="Capa com título e Sub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a_20_com_20_título_20_e_20_Subtítulo-title" style:display-name="Capa com título e Subtítulo-title" style:family="presentation">
      <style:graphic-properties draw:stroke="none" draw:fill="none" draw:textarea-vertical-align="middle">
        <text:list-style style:name="Capa_20_com_20_título_20_e_20_Subtítulo-title" style:display-name="Capa com título e Sub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1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font-style-asian="normal" style:font-weight-asian="normal" style:font-name-complex="Lohit Devanagari" style:font-family-complex="'Lohit Devanagari'" style:font-family-generic-complex="system" style:font-pitch-complex="variable" style:font-size-complex="21pt" style:font-style-complex="normal" style:font-weight-complex="normal" style:text-emphasize="none" style:font-relief="none" style:text-overline-style="none" style:text-overline-color="font-color" fo:hyphenate="false"/>
    </style:style>
    <style:style style:name="Verde-titulo-background" style:family="presentation">
      <style:graphic-properties draw:stroke="none" draw:fill="solid" draw:fill-color="#ffffff"/>
      <style:text-properties style:letter-kerning="true"/>
    </style:style>
    <style:style style:name="Verde-titulo-backgroundobjects" style:family="presentation">
      <style:graphic-properties draw:textarea-horizontal-align="justify" draw:shadow="hidden" draw:shadow-offset-x="0.2cm" draw:shadow-offset-y="0.2cm" draw:shadow-color="#808080"/>
      <style:text-properties style:letter-kerning="true"/>
    </style:style>
    <style:style style:name="Verde-ti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de-titulo-outline1" style:family="presentation">
      <style:graphic-properties draw:stroke="none" draw:fill="none" draw:auto-grow-height="false" draw:fit-to-size="shrink-to-fit" style:shrink-to-fit="true">
        <text:list-style style:name="Verde-ti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7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7pt" style:font-style-asian="normal" style:font-weight-asian="normal" style:font-name-complex="Lohit Devanagari" style:font-family-complex="'Lohit Devanagari'" style:font-family-generic-complex="system" style:font-pitch-complex="variable" style:font-size-complex="37pt" style:font-style-complex="normal" style:font-weight-complex="normal" style:text-emphasize="none" style:font-relief="none" style:text-overline-style="none" style:text-overline-color="font-color" fo:hyphenate="false"/>
    </style:style>
    <style:style style:name="Verde-titulo-outline2" style:family="presentation" style:parent-style-name="Verde-ti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Verde-titulo-outline3" style:family="presentation" style:parent-style-name="Verde-ti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Verde-titulo-outline4" style:family="presentation" style:parent-style-name="Verde-ti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Verde-titulo-outline5" style:family="presentation" style:parent-style-name="Verde-titulo-outline4">
      <style:paragraph-properties fo:margin-top="0.1cm" fo:margin-bottom="0cm"/>
      <style:text-properties fo:font-size="20pt" style:font-size-asian="20pt" style:font-size-complex="20pt"/>
    </style:style>
    <style:style style:name="Verde-titulo-outline6" style:family="presentation" style:parent-style-name="Verde-titulo-outline5">
      <style:paragraph-properties fo:margin-top="0.1cm" fo:margin-bottom="0cm"/>
      <style:text-properties fo:font-size="20pt" style:font-size-asian="20pt" style:font-size-complex="20pt"/>
    </style:style>
    <style:style style:name="Verde-titulo-outline7" style:family="presentation" style:parent-style-name="Verde-titulo-outline6">
      <style:paragraph-properties fo:margin-top="0.1cm" fo:margin-bottom="0cm"/>
      <style:text-properties fo:font-size="20pt" style:font-size-asian="20pt" style:font-size-complex="20pt"/>
    </style:style>
    <style:style style:name="Verde-titulo-outline8" style:family="presentation" style:parent-style-name="Verde-titulo-outline7">
      <style:paragraph-properties fo:margin-top="0.1cm" fo:margin-bottom="0cm"/>
      <style:text-properties fo:font-size="20pt" style:font-size-asian="20pt" style:font-size-complex="20pt"/>
    </style:style>
    <style:style style:name="Verde-titulo-outline9" style:family="presentation" style:parent-style-name="Verde-titulo-outline8">
      <style:paragraph-properties fo:margin-top="0.1cm" fo:margin-bottom="0cm"/>
      <style:text-properties fo:font-size="20pt" style:font-size-asian="20pt" style:font-size-complex="20pt"/>
    </style:style>
    <style:style style:name="Verde-titulo-subtitle" style:family="presentation">
      <style:graphic-properties draw:stroke="none" draw:fill="none" draw:textarea-vertical-align="middle">
        <text:list-style style:name="Verde-ti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de-titulo-title" style:family="presentation">
      <style:graphic-properties draw:stroke="none" draw:fill="none" draw:textarea-vertical-align="middle">
        <text:list-style style:name="Verde-ti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1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font-style-asian="normal" style:font-weight-asian="normal" style:font-name-complex="Lohit Devanagari" style:font-family-complex="'Lohit Devanagari'" style:font-family-generic-complex="system" style:font-pitch-complex="variable" style:font-size-complex="21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42cm" fo:page-height="21.004cm" style:print-orientation="landscape"/>
    </style:page-layout>
    <style:page-layout style:name="PM2">
      <style:page-layout-properties fo:margin-top="0cm" fo:margin-bottom="0cm" fo:margin-left="0cm" fo:margin-right="0cm" fo:page-width="19.734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svg:stroke-linecap="butt" draw:fill="solid" draw:fill-color="#253746"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292c34"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026cm" draw:stroke-linejoin="round" draw:fill="solid" draw:fill-color="#33bacc"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Capa_20_com_20_título_20_e_20_Subtítulo-outline1">
      <style:graphic-properties draw:stroke="none" svg:stroke-width="0cm" draw:fill="none" draw:textarea-vertical-align="bottom" draw:auto-grow-height="false" draw:fit-to-size="false" style:shrink-to-fit="false" fo:min-height="12.182cm" fo:padding-top="0.125cm" fo:padding-bottom="0.125cm" fo:padding-left="0.25cm" fo:padding-right="0.25cm" fo:wrap-option="wrap"/>
      <style:paragraph-properties style:writing-mode="lr-tb"/>
    </style:style>
    <style:style style:name="Mpr2" style:family="presentation" style:parent-style-name="Capa_20_com_20_título_20_e_20_Subtítulo-outline1">
      <style:graphic-properties draw:stroke="none" svg:stroke-width="0cm" draw:fill="none" draw:textarea-vertical-align="top" draw:auto-grow-height="false" draw:fit-to-size="false" style:shrink-to-fit="false" fo:min-height="12.182cm" fo:padding-top="0.125cm" fo:padding-bottom="0.125cm" fo:padding-left="0.25cm" fo:padding-right="0.25cm" fo:wrap-option="wrap"/>
      <style:paragraph-properties style:writing-mode="lr-tb"/>
    </style:style>
    <style:style style:name="Mpr3" style:family="presentation" style:parent-style-name="Capa_20_com_20_título_20_e_20_Subtítulo-backgroundobjects">
      <style:graphic-properties draw:stroke="none" draw:fill="none" draw:fill-color="#ffffff" draw:auto-grow-height="false" fo:min-height="1.485cm"/>
      <style:paragraph-properties style:writing-mode="lr-tb"/>
    </style:style>
    <style:style style:name="Mpr4" style:family="presentation" style:parent-style-name="Capa_20_com_20_título_20_e_20_Sub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Verde-titulo-title">
      <style:graphic-properties draw:stroke="none" svg:stroke-width="0cm" draw:fill="none" draw:textarea-vertical-align="top" draw:auto-grow-height="false" draw:fit-to-size="false" style:shrink-to-fit="false" fo:min-height="3.507cm" fo:padding-top="0cm" fo:padding-bottom="0cm" fo:padding-left="0cm" fo:padding-right="0cm" fo:wrap-option="wrap"/>
      <style:paragraph-properties style:writing-mode="lr-tb"/>
    </style:style>
    <style:style style:name="Mpr6" style:family="presentation" style:parent-style-name="Verde-titulo-backgroundobjects">
      <style:graphic-properties draw:stroke="none" svg:stroke-width="0cm" draw:fill="none" draw:fill-color="#ffffff" draw:textarea-vertical-align="middle" draw:auto-grow-height="false" draw:fit-to-size="false" style:shrink-to-fit="false" fo:min-height="12.182cm" fo:padding-top="0.127cm" fo:padding-bottom="0.127cm" fo:padding-left="0.254cm" fo:padding-right="0.254cm" fo:wrap-option="wrap"/>
      <style:paragraph-properties style:writing-mode="lr-tb"/>
    </style:style>
    <style:style style:name="Mpr7" style:family="presentation" style:parent-style-name="Verde-titulo-backgroundobjects">
      <style:graphic-properties draw:stroke="none" draw:fill="none" draw:fill-color="#ffffff" draw:auto-grow-height="false" fo:min-height="1.421cm"/>
      <style:paragraph-properties style:writing-mode="lr-tb"/>
    </style:style>
    <style:style style:name="Mpr8" style:family="presentation" style:parent-style-name="Verde-titulo-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53746"/>
      <style:paragraph-properties fo:text-align="center" style:font-independent-line-spacing="true"/>
      <style:text-properties fo:font-size="21pt"/>
    </style:style>
    <style:style style:name="MP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30pt" fo:hyphenate="false"/>
    </style:style>
    <style:style style:name="MP7" style:family="paragraph">
      <loext:graphic-properties draw:fill="none"/>
      <style:paragraph-properties fo:text-align="center" style:font-independent-line-spacing="true"/>
      <style:text-properties fo:font-size="30pt"/>
    </style:style>
    <style:style style:name="MP8"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9" style:family="paragraph">
      <loext:graphic-properties draw:fill="none"/>
      <style:paragraph-properties fo:text-align="center" style:font-independent-line-spacing="true"/>
      <style:text-properties fo:font-size="20pt"/>
    </style:style>
    <style:style style:name="MP10" style:family="paragraph">
      <loext:graphic-properties draw:fill="solid" draw:fill-color="#292c34"/>
      <style:paragraph-properties fo:text-align="center" style:font-independent-line-spacing="true"/>
      <style:text-properties fo:font-size="21pt"/>
    </style:style>
    <style:style style:name="MP11" style:family="paragraph">
      <loext:graphic-properties draw:fill="solid" draw:fill-color="#33bacc"/>
      <style:paragraph-properties fo:text-align="center" style:font-independent-line-spacing="true"/>
      <style:text-properties fo:font-size="21pt"/>
    </style:style>
    <style:style style:name="MP12" style:family="paragraph">
      <loext:graphic-properties draw:fill="none"/>
      <style:paragraph-properties fo:text-align="center"/>
      <style:text-properties fo:font-size="18pt"/>
    </style:style>
    <style:style style:name="MP13" style:family="paragraph">
      <style:paragraph-properties fo:margin-top="0cm" fo:margin-bottom="0cm" fo:line-height="2.904cm" fo:text-align="start" style:punctuation-wrap="hanging" style:writing-mode="lr-tb"/>
      <style:text-properties fo:font-size="50pt" fo:hyphenate="false"/>
    </style:style>
    <style:style style:name="MP14" style:family="paragraph">
      <loext:graphic-properties draw:fill="none"/>
      <style:paragraph-properties fo:text-align="center" style:font-independent-line-spacing="true"/>
      <style:text-properties fo:font-size="50pt"/>
    </style:style>
    <style:style style:name="M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6" style:family="paragraph">
      <loext:graphic-properties draw:fill="none" draw:fill-color="#ffffff"/>
      <style:paragraph-properties fo:text-align="center" style:font-independent-line-spacing="true"/>
      <style:text-properties fo:font-size="14.6999998092651pt" style:font-size-asian="14pt" style:font-size-complex="14pt"/>
    </style:style>
    <style:style style:name="MP17" style:family="paragraph">
      <loext:graphic-properties draw:fill="none" draw:fill-color="#ffffff"/>
      <style:paragraph-properties fo:text-align="center" style:font-independent-line-spacing="true"/>
      <style:text-properties fo:font-size="17.7000007629395pt" style:font-size-asian="14pt" style:font-size-complex="14pt"/>
    </style:style>
    <style:style style:name="MT1" style:family="text">
      <style:text-properties fo:font-variant="normal" fo:text-transform="none" fo:color="#32b9cd" style:text-line-through-style="none" style:text-line-through-type="none" style:text-position="0% 100%" style:font-name="Exo 2" fo:font-size="30pt" fo:letter-spacing="normal" fo:language="pt" fo:country="BR" fo:font-style="normal" style:text-underline-style="none" fo:font-weight="bold" style:font-size-asian="30pt" style:font-style-asian="normal" style:font-weight-asian="bold" style:font-size-complex="30pt" style:font-style-complex="normal" style:font-weight-complex="bold"/>
    </style:style>
    <style:style style:name="MT2" style:family="text">
      <style:text-properties fo:font-variant="normal" fo:text-transform="none" fo:color="#ffffff" style:text-line-through-style="none" style:text-line-through-type="none" style:text-position="0% 100%" style:font-name="Exo 2"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50pt" fo:letter-spacing="normal" fo:language="pt" fo:country="BR" fo:font-style="normal" style:text-underline-style="none" fo:font-weight="normal" style:font-size-asian="50pt" style:font-style-asian="normal" style:font-weight-asian="normal" style:font-size-complex="50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Simplon BP Regular1" fo:font-size="14.6999998092651pt" fo:letter-spacing="normal" fo:language="pt" fo:country="BR" fo:font-style="normal" style:text-underline-style="none" fo:font-weight="normal" style:font-size-asian="14.6999998092651pt" style:font-style-asian="normal" style:font-weight-asian="normal" style:font-name-complex="Simplon BP Regular1" style:font-size-complex="14.699999809265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text:min-label-width="0.9cm"/>
        <style:text-properties fo:color="#32b9c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6</text:page-number></text:p>
        </draw:text-box>
      </draw:frame>
    </style:handout-master>
    <style:master-page style:name="Capa_20_com_20_título_20_e_20_Subtítulo" style:display-name="Capa com título e Subtítulo" style:page-layout-name="PM1" draw:style-name="Mdp1">
      <draw:custom-shape draw:name="Retângulo 13" draw:style-name="Mgr3" draw:text-style-name="MP5" draw:layer="backgroundobjects" svg:width="37.341cm" svg:height="21.00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ço Reservado para Texto 25" presentation:style-name="Mpr1" draw:text-style-name="MP7" draw:layer="backgroundobjects" svg:width="12.821cm" svg:height="7.804cm" svg:x="22.599cm" svg:y="3.901cm" presentation:class="outline" presentation:user-transformed="true">
        <draw:text-box>
          <text:p text:style-name="MP6"><text:span text:style-name="MT1">Clique para editar o </text:span><text:span text:style-name="MT1">texto Título</text:span></text:p>
        </draw:text-box>
      </draw:frame>
      <draw:frame draw:name="Espaço Reservado para Texto 25" presentation:style-name="Mpr2" draw:text-style-name="MP9" draw:layer="backgroundobjects" svg:width="12.821cm" svg:height="7.804cm" svg:x="22.599cm" svg:y="11.702cm" presentation:class="outline" presentation:user-transformed="true">
        <draw:text-box>
          <text:p text:style-name="MP8"><text:span text:style-name="MT2">Clique para editar o texto </text:span><text:span text:style-name="MT2">subtítulo</text:span></text:p>
        </draw:text-box>
      </draw:frame>
      <draw:custom-shape draw:name="Freeform 5" draw:style-name="Mgr4" draw:text-style-name="MP10" draw:layer="backgroundobjects" svg:width="22.218cm" svg:height="21.003cm" svg:x="-0.028cm" svg:y="0cm">
        <text:p/>
        <draw:enhanced-geometry draw:mirror-horizontal="false" draw:mirror-vertical="false" drawooo:sub-view-size="16031 19052" draw:text-areas="0 0 ?f0 ?f1" svg:viewBox="0 0 0 0" draw:type="ooxml-non-primitive" draw:enhanced-path="M 15896 16936 L 15891 16924 15885 16911 15877 16900 15870 16890 15853 16870 15832 16843 15808 16814 15783 16784 15759 16755 15736 16727 15717 16705 15705 16690 10714 2052 10714 2031 10717 2004 10718 1972 10719 1937 10721 1901 10723 1867 10724 1837 10726 1811 10726 1796 10726 1781 10723 1766 10719 1751 10697 1687 10674 1624 10650 1561 10625 1498 10600 1437 10573 1376 10547 1314 10519 1255 10490 1195 10462 1137 10433 1078 10401 1020 10370 964 10338 907 10306 852 10272 796 10238 741 10202 687 10167 634 10131 581 10093 528 10055 477 10017 426 9977 376 9938 327 9897 278 9856 230 9814 182 9771 136 9728 89 9684 44 9640 0 9198 0 9251 45 9303 92 9354 138 9405 186 9454 235 9503 286 9551 336 9599 387 9644 439 9689 492 9734 546 9778 601 9821 657 9863 713 9903 770 9943 828 9982 886 10021 945 10058 1005 10094 1065 10129 1127 10163 1189 10197 1252 10229 1314 10260 1379 10290 1444 10319 1508 10348 1575 10375 1640 10401 1708 10426 1775 10450 1843 10455 1855 10462 1868 10468 1879 10477 1889 10513 1933 10561 1989 10606 2042 10636 2076 15629 16722 15628 16746 15627 16776 15626 16812 15624 16848 15623 16886 15622 16922 15621 16954 15619 16978 15619 16990 15621 17003 15623 17015 15627 17028 15647 17091 15666 17155 15682 17218 15697 17282 15710 17346 15720 17410 15730 17475 15736 17540 15741 17604 15744 17668 15745 17732 15745 17797 15743 17860 15738 17924 15731 17988 15722 18051 15712 18114 15701 18177 15686 18238 15671 18301 15653 18361 15633 18423 15612 18483 15588 18544 15563 18603 15536 18662 15507 18721 15477 18778 15444 18836 15409 18892 15374 18948 15335 19002 15326 19014 15317 19027 15309 19039 15299 19052 15646 19052 15682 18992 15717 18931 15750 18871 15782 18808 15812 18746 15839 18683 15865 18619 15889 18555 15911 18490 15931 18426 15950 18359 15967 18293 15982 18227 15994 18160 16004 18093 16014 18026 16021 17958 16026 17890 16029 17822 16031 17754 16031 17686 16028 17618 16023 17549 16017 17481 16008 17412 15998 17344 15987 17276 15972 17207 15956 17139 15938 17071 15917 17003 15896 16936 Z M 0 19052 L 4192 19052 4135 19007 4078 18961 4023 18915 3969 18867 3916 18818 3863 18768 3810 18717 3760 18666 3710 18613 3661 18560 3613 18506 3565 18451 3519 18394 3473 18338 3429 18280 3385 18221 3344 18161 3302 18101 3262 18039 3222 17978 3184 17915 3146 17851 3111 17787 3076 17721 3042 17656 3009 17589 2978 17521 2946 17453 2917 17384 2890 17314 2863 17244 2837 17173 620 10848 593 10765 567 10683 542 10600 521 10516 499 10433 481 10349 464 10264 449 10179 435 10095 424 10009 414 9923 405 9838 399 9752 395 9667 392 9580 391 9495 392 9409 395 9322 399 9237 405 9151 414 9066 424 8980 435 8895 448 8810 464 8725 481 8640 499 8556 520 8473 542 8389 567 8306 593 8224 620 8141 2837 1829 2862 1761 2887 1693 2915 1625 2942 1559 2971 1493 3002 1428 3033 1364 3066 1299 3098 1237 3134 1174 3169 1112 3205 1050 3243 991 3281 931 3321 873 3361 815 3403 757 3444 701 3487 645 3531 591 3576 537 3622 483 3670 431 3716 380 3765 330 3814 279 3863 230 3915 182 3966 136 4018 89 4071 44 4125 0 0 0 0 19052 Z M 6335 19052 L 6421 19052 3636 10881 3608 10796 3582 10712 3558 10627 3535 10541 3515 10456 3496 10369 3478 10282 3463 10195 3451 10107 3438 10020 3429 9932 3421 9844 3414 9756 3410 9668 3407 9580 3407 9492 3407 9403 3410 9315 3414 9227 3421 9139 3429 9051 3438 8962 3451 8876 3463 8788 3478 8701 3496 8614 3515 8527 3535 8442 3558 8356 3582 8271 3608 8186 3636 8102 6397 0 6311 0 3559 8076 3530 8161 3504 8248 3480 8335 3456 8422 3436 8510 3417 8598 3399 8686 3383 8775 3370 8863 3358 8952 3348 9043 3340 9132 3334 9222 3329 9312 3326 9401 3325 9491 3326 9581 3329 9671 3334 9761 3340 9851 3348 9940 3358 10030 3370 10118 3383 10208 3399 10297 3417 10385 3436 10473 3456 10561 3480 10648 3504 10735 3530 10822 3559 10907 6335 19052 Z N">
          <draw:equation draw:name="f0" draw:formula="logwidth"/>
          <draw:equation draw:name="f1" draw:formula="logheight"/>
        </draw:enhanced-geometry>
      </draw:custom-shape>
      <draw:custom-shape draw:name="Freeform 6" draw:style-name="Mgr5" draw:text-style-name="MP11" draw:layer="backgroundobjects" svg:width="3.758cm" svg:height="8.545cm" svg:x="16.065cm" svg:y="5.353cm">
        <text:p/>
        <draw:enhanced-geometry draw:mirror-horizontal="false" draw:mirror-vertical="false" drawooo:sub-view-size="2715 7754" draw:text-areas="0 0 ?f0 ?f1" svg:viewBox="0 0 0 0" draw:type="ooxml-non-primitive" draw:enhanced-path="M 2715 7731 L 78 0 0 23 2636 7754 2715 7731 Z N">
          <draw:equation draw:name="f0" draw:formula="logwidth"/>
          <draw:equation draw:name="f1" draw:formula="logheight"/>
        </draw:enhanced-geometry>
      </draw:custom-shape>
      <draw:frame draw:name="Imagem 7" draw:style-name="Mgr6" draw:text-style-name="MP12" draw:layer="backgroundobjects" svg:width="6.287cm" svg:height="1.863cm" svg:x="23.089cm" svg:y="5.94cm">
        <draw:image xlink:href="Pictures/10000201000001B1000000A15A04208DF840F611.png" xlink:type="simple" xlink:show="embed" xlink:actuate="onLoad" loext:mime-type="image/png">
          <text:p/>
        </draw:image>
      </draw:frame>
      <draw:frame presentation:style-name="Capa_20_com_20_título_20_e_20_Subtítulo-title" draw:layer="backgroundobjects" svg:width="33.606cm" svg:height="3.506cm" svg:x="1.867cm" svg:y="0.838cm" presentation:class="title" presentation:placeholder="true">
        <draw:text-box/>
      </draw:frame>
      <presentation:notes style:page-layout-name="PM2">
        <draw:page-thumbnail presentation:style-name="Capa_20_com_20_título_20_e_20_Subtítulo-title" draw:layer="backgroundobjects" svg:width="19.798cm" svg:height="11.136cm" svg:x="0.6cm" svg:y="2.257cm" presentation:class="page"/>
        <draw:frame presentation:style-name="Capa_20_com_20_título_20_e_20_Sub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6</text:page-number></text:p>
          </draw:text-box>
        </draw:frame>
      </presentation:notes>
    </style:master-page>
    <style:master-page style:name="Verde-titulo" style:page-layout-name="PM1" draw:style-name="Mdp1">
      <draw:frame draw:name="Title Placeholder 1" presentation:style-name="Mpr5" draw:text-style-name="MP14" draw:layer="backgroundobjects" svg:width="33.606cm" svg:height="2.715cm" svg:x="1.867cm" svg:y="0.689cm" presentation:class="title" presentation:user-transformed="true">
        <draw:text-box>
          <text:p text:style-name="MP13"><text:span text:style-name="MT3">Clique para editar </text:span><text:span text:style-name="MT3">o título mestre</text:span></text:p>
        </draw:text-box>
      </draw:frame>
      <draw:frame draw:name="Slide Number Placeholder 5" presentation:style-name="Mpr6" draw:text-style-name="MP16" draw:layer="backgroundobjects" svg:width="1.866cm" svg:height="0.881cm" svg:x="35.474cm" svg:y="19.97cm" presentation:class="page-number" presentation:user-transformed="true">
        <draw:text-box>
          <text:p text:style-name="MP15"><text:span text:style-name="MT4"><text:page-number>&lt;número&gt;</text:page-number></text:span></text:p>
        </draw:text-box>
      </draw:frame>
      <draw:frame draw:name="Footer Placeholder 4" presentation:style-name="Mpr6" draw:text-style-name="MP17" draw:layer="backgroundobjects" svg:width="14.572cm" svg:height="0.695cm" svg:x="1.867cm" svg:y="0.413cm" presentation:class="footer" presentation:user-transformed="true">
        <draw:text-box>
          <text:p/>
        </draw:text-box>
      </draw:frame>
      <draw:frame presentation:style-name="Verde-titulo-outline1" draw:layer="backgroundobjects" svg:width="33.606cm" svg:height="12.181cm" svg:x="1.867cm" svg:y="4.914cm" presentation:class="outline" presentation:placeholder="true">
        <draw:text-box/>
      </draw:frame>
      <presentation:notes style:page-layout-name="PM2">
        <draw:page-thumbnail presentation:style-name="Verde-titulo-title" draw:layer="backgroundobjects" svg:width="18.95cm" svg:height="10.658cm" svg:x="0.391cm" svg:y="2.16cm" presentation:class="page"/>
        <draw:frame presentation:style-name="Verde-titulo-notes" draw:layer="backgroundobjects" svg:width="15.786cm" svg:height="12.792cm" svg:x="1.973cm" svg:y="13.503cm" presentation:class="notes" presentation:placeholder="true">
          <draw:text-box/>
        </draw:frame>
        <draw:frame presentation:style-name="Mpr7" draw:text-style-name="MP2" draw:layer="backgroundobjects" svg:width="8.563cm" svg:height="1.42cm" svg:x="0cm" svg:y="0cm" presentation:class="header">
          <draw:text-box>
            <text:p text:style-name="MP1"><presentation:header/></text:p>
          </draw:text-box>
        </draw:frame>
        <draw:frame presentation:style-name="Mpr7" draw:text-style-name="MP4" draw:layer="backgroundobjects" svg:width="8.563cm" svg:height="1.42cm" svg:x="11.17cm" svg:y="0cm" presentation:class="date-time">
          <draw:text-box>
            <text:p text:style-name="MP3"><presentation:date-time/></text:p>
          </draw:text-box>
        </draw:frame>
        <draw:frame presentation:style-name="Mpr8" draw:text-style-name="MP2" draw:layer="backgroundobjects" svg:width="8.563cm" svg:height="1.42cm" svg:x="0cm" svg:y="27.008cm" presentation:class="footer">
          <draw:text-box>
            <text:p text:style-name="MP1"><presentation:footer/></text:p>
          </draw:text-box>
        </draw:frame>
        <draw:frame presentation:style-name="Mpr8" draw:text-style-name="MP4" draw:layer="backgroundobjects" svg:width="8.563cm" svg:height="1.42cm" svg:x="11.17cm" svg:y="27.008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Slide 1</dc:title>
    <meta:initial-creator>Akira</meta:initial-creator>
    <meta:editing-cycles>354</meta:editing-cycles>
    <meta:print-date>2018-08-30T22:45:44</meta:print-date>
    <meta:creation-date>2016-12-01T16:19:35</meta:creation-date>
    <dc:date>2021-09-22T13:06:46.523848396</dc:date>
    <meta:editing-duration>P11DT4H35M42S</meta:editing-duration>
    <meta:generator>LibreOffice/6.4.5.2$Linux_X86_64 LibreOffice_project/40$Build-2</meta:generator>
    <meta:document-statistic meta:object-count="161"/>
    <meta:user-defined meta:name="AppVersion">16.0000</meta:user-defined>
    <meta:user-defined meta:name="ContentTypeId">0x0101007F8ECE7139958D46ABEDA89D12B90CBF</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Personalizar</meta:user-defined>
    <meta:user-defined meta:name="ScaleCrop" meta:value-type="boolean">false</meta:user-defined>
    <meta:user-defined meta:name="ShareDoc" meta:value-type="boolean">false</meta:user-defined>
    <meta:user-defined meta:name="Slides" meta:value-type="float">6</meta:user-defined>
  </office:meta>
</office:document-meta>
</file>